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00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Aufgabe 1" table:style-name="ta1">
        <table:table-column table:style-name="co1" table:number-columns-repeated="24" table:default-cell-style-name="Default"/>
        <table:table-row table:style-name="ro1">
          <table:table-cell office:value-type="string" calcext:value-type="string">
            <text:p>Versorgungsspannung</text:p>
          </table:table-cell>
          <table:table-cell office:value-type="string" calcext:value-type="string">
            <text:p>Fehler</text:p>
          </table:table-cell>
          <table:table-cell table:number-columns-repeated="2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urchlassrichtung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6"/>
          <table:table-cell table:style-name="ce1" office:value-type="string" calcext:value-type="string">
            <text:p>Zenerdiode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 Strom/mA</text:p>
          </table:table-cell>
          <table:table-cell table:number-columns-repeated="2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 Strom/mA</text:p>
          </table:table-cell>
          <table:table-cell table:number-columns-repeated="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table:number-columns-repeated="2" office:value-type="float" office:value="0.5" calcext:value-type="float">
            <text:p>0,5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515" calcext:value-type="float">
            <text:p>0,51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,6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754" calcext:value-type="float">
            <text:p>0,754</text:p>
          </table:table-cell>
          <table:table-cell/>
          <table:table-cell office:value-type="float" office:value="1.3" calcext:value-type="float">
            <text:p>1,3</text:p>
          </table:table-cell>
          <table:table-cell table:number-columns-repeated="13"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65" calcext:value-type="float">
            <text:p>0,65</text:p>
          </table:table-cell>
          <table:table-cell/>
          <table:table-cell office:value-type="float" office:value="3.7" calcext:value-type="float">
            <text:p>3,7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0.777" calcext:value-type="float">
            <text:p>0,777</text:p>
          </table:table-cell>
          <table:table-cell/>
          <table:table-cell office:value-type="float" office:value="3.2" calcext:value-type="float">
            <text:p>3,2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/>
          <table:table-cell office:value-type="float" office:value="5.1" calcext:value-type="float">
            <text:p>5,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787" calcext:value-type="float">
            <text:p>0,787</text:p>
          </table:table-cell>
          <table:table-cell/>
          <table:table-cell office:value-type="float" office:value="4.7" calcext:value-type="float">
            <text:p>4,7</text:p>
          </table:table-cell>
          <table:table-cell table:number-columns-repeated="13"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float" office:value="6.3" calcext:value-type="float">
            <text:p>6,3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0.793" calcext:value-type="float">
            <text:p>0,793</text:p>
          </table:table-cell>
          <table:table-cell/>
          <table:table-cell office:value-type="float" office:value="5.9" calcext:value-type="float">
            <text:p>5,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0,68</text:p>
          </table:table-cell>
          <table:table-cell/>
          <table:table-cell office:value-type="float" office:value="7.4" calcext:value-type="float">
            <text:p>7,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.797" calcext:value-type="float">
            <text:p>0,797</text:p>
          </table:table-cell>
          <table:table-cell/>
          <table:table-cell office:value-type="float" office:value="7.1" calcext:value-type="float">
            <text:p>7,1</text:p>
          </table:table-cell>
          <table:table-cell table:number-columns-repeated="13"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0.69" calcext:value-type="float">
            <text:p>0,69</text:p>
          </table:table-cell>
          <table:table-cell/>
          <table:table-cell office:value-type="float" office:value="8.5" calcext:value-type="float">
            <text:p>8,5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0.801" calcext:value-type="float">
            <text:p>0,801</text:p>
          </table:table-cell>
          <table:table-cell/>
          <table:table-cell office:value-type="float" office:value="8.2" calcext:value-type="float">
            <text:p>8,2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,7</text:p>
          </table:table-cell>
          <table:table-cell/>
          <table:table-cell office:value-type="float" office:value="9.7" calcext:value-type="float">
            <text:p>9,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.804" calcext:value-type="float">
            <text:p>0,804</text:p>
          </table:table-cell>
          <table:table-cell/>
          <table:table-cell office:value-type="float" office:value="9.4" calcext:value-type="float">
            <text:p>9,4</text:p>
          </table:table-cell>
          <table:table-cell table:number-columns-repeated="13"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0.705" calcext:value-type="float">
            <text:p>0,705</text:p>
          </table:table-cell>
          <table:table-cell/>
          <table:table-cell office:value-type="float" office:value="10.9" calcext:value-type="float">
            <text:p>10,9</text:p>
          </table:table-cell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0.807" calcext:value-type="float">
            <text:p>0,807</text:p>
          </table:table-cell>
          <table:table-cell/>
          <table:table-cell office:value-type="float" office:value="10.6" calcext:value-type="float">
            <text:p>10,6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1" calcext:value-type="float">
            <text:p>0,71</text:p>
          </table:table-cell>
          <table:table-cell/>
          <table:table-cell office:value-type="float" office:value="12.3" calcext:value-type="float">
            <text:p>12,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.811" calcext:value-type="float">
            <text:p>0,811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3"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715" calcext:value-type="float">
            <text:p>0,715</text:p>
          </table:table-cell>
          <table:table-cell/>
          <table:table-cell office:value-type="float" office:value="13.8" calcext:value-type="float">
            <text:p>13,8</text:p>
          </table:table-cell>
          <table:table-cell table:number-columns-repeated="3"/>
          <table:table-cell office:value-type="float" office:value="5.5" calcext:value-type="float">
            <text:p>5,5</text:p>
          </table:table-cell>
          <table:table-cell office:value-type="float" office:value="0.814" calcext:value-type="float">
            <text:p>0,814</text:p>
          </table:table-cell>
          <table:table-cell/>
          <table:table-cell office:value-type="float" office:value="13.6" calcext:value-type="float">
            <text:p>13,6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2" calcext:value-type="float">
            <text:p>0,72</text:p>
          </table:table-cell>
          <table:table-cell/>
          <table:table-cell office:value-type="float" office:value="15.5" calcext:value-type="float">
            <text:p>15,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.817" calcext:value-type="float">
            <text:p>0,817</text:p>
          </table:table-cell>
          <table:table-cell/>
          <table:table-cell office:value-type="float" office:value="15.3" calcext:value-type="float">
            <text:p>15,3</text:p>
          </table:table-cell>
          <table:table-cell table:number-columns-repeated="13"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725" calcext:value-type="float">
            <text:p>0,725</text:p>
          </table:table-cell>
          <table:table-cell/>
          <table:table-cell office:value-type="float" office:value="17.7" calcext:value-type="float">
            <text:p>17,7</text:p>
          </table:table-cell>
          <table:table-cell table:number-columns-repeated="3"/>
          <table:table-cell office:value-type="float" office:value="6.5" calcext:value-type="float">
            <text:p>6,5</text:p>
          </table:table-cell>
          <table:table-cell office:value-type="float" office:value="0.82" calcext:value-type="float">
            <text:p>0,82</text:p>
          </table:table-cell>
          <table:table-cell/>
          <table:table-cell office:value-type="float" office:value="17.4" calcext:value-type="float">
            <text:p>17,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3" calcext:value-type="float">
            <text:p>0,73</text:p>
          </table:table-cell>
          <table:table-cell/>
          <table:table-cell office:value-type="float" office:value="20.3" calcext:value-type="float">
            <text:p>20,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.823" calcext:value-type="float">
            <text:p>0,82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0.737" calcext:value-type="float">
            <text:p>0,737</text:p>
          </table:table-cell>
          <table:table-cell/>
          <table:table-cell office:value-type="float" office:value="23.6" calcext:value-type="float">
            <text:p>23,6</text:p>
          </table:table-cell>
          <table:table-cell table:number-columns-repeated="3"/>
          <table:table-cell office:value-type="float" office:value="7.5" calcext:value-type="float">
            <text:p>7,5</text:p>
          </table:table-cell>
          <table:table-cell office:value-type="float" office:value="0.827" calcext:value-type="float">
            <text:p>0,827</text:p>
          </table:table-cell>
          <table:table-cell/>
          <table:table-cell office:value-type="float" office:value="23.2" calcext:value-type="float">
            <text:p>23,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43" calcext:value-type="float">
            <text:p>0,743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.831" calcext:value-type="float">
            <text:p>0,831</text:p>
          </table:table-cell>
          <table:table-cell/>
          <table:table-cell office:value-type="float" office:value="27.6" calcext:value-type="float">
            <text:p>27,6</text:p>
          </table:table-cell>
          <table:table-cell table:number-columns-repeated="13"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0.751" calcext:value-type="float">
            <text:p>0,751</text:p>
          </table:table-cell>
          <table:table-cell/>
          <table:table-cell office:value-type="float" office:value="34.2" calcext:value-type="float">
            <text:p>34,2</text:p>
          </table:table-cell>
          <table:table-cell table:number-columns-repeated="3"/>
          <table:table-cell office:value-type="float" office:value="8.5" calcext:value-type="float">
            <text:p>8,5</text:p>
          </table:table-cell>
          <table:table-cell office:value-type="float" office:value="0.837" calcext:value-type="float">
            <text:p>0,837</text:p>
          </table:table-cell>
          <table:table-cell/>
          <table:table-cell office:value-type="float" office:value="33.8" calcext:value-type="float">
            <text:p>33,8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61" calcext:value-type="float">
            <text:p>0,761</text:p>
          </table:table-cell>
          <table:table-cell/>
          <table:table-cell office:value-type="float" office:value="43.7" calcext:value-type="float">
            <text:p>43,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.842" calcext:value-type="float">
            <text:p>0,842</text:p>
          </table:table-cell>
          <table:table-cell/>
          <table:table-cell office:value-type="float" office:value="43.2" calcext:value-type="float">
            <text:p>43,2</text:p>
          </table:table-cell>
          <table:table-cell table:number-columns-repeated="13"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0.773" calcext:value-type="float">
            <text:p>0,773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9.5" calcext:value-type="float">
            <text:p>9,5</text:p>
          </table:table-cell>
          <table:table-cell office:value-type="float" office:value="0.85" calcext:value-type="float">
            <text:p>0,85</text:p>
          </table:table-cell>
          <table:table-cell/>
          <table:table-cell office:value-type="float" office:value="59.3" calcext:value-type="float">
            <text:p>59,3</text:p>
          </table:table-cell>
          <table:table-cell table:number-columns-repeated="13"/>
        </table:table-row>
        <table:table-row table:style-name="ro1">
          <table:table-cell office:value-type="float" office:value="9.6" calcext:value-type="float">
            <text:p>9,6</text:p>
          </table:table-cell>
          <table:table-cell office:value-type="float" office:value="0.775" calcext:value-type="float">
            <text:p>0,775</text:p>
          </table:table-cell>
          <table:table-cell/>
          <table:table-cell office:value-type="float" office:value="64.3" calcext:value-type="float">
            <text:p>64,3</text:p>
          </table:table-cell>
          <table:table-cell table:number-columns-repeated="3"/>
          <table:table-cell office:value-type="float" office:value="9.6" calcext:value-type="float">
            <text:p>9,6</text:p>
          </table:table-cell>
          <table:table-cell office:value-type="float" office:value="0.851" calcext:value-type="float">
            <text:p>0,851</text:p>
          </table:table-cell>
          <table:table-cell/>
          <table:table-cell office:value-type="float" office:value="63.9" calcext:value-type="float">
            <text:p>63,9</text:p>
          </table:table-cell>
          <table:table-cell table:number-columns-repeated="13"/>
        </table:table-row>
        <table:table-row table:style-name="ro1">
          <table:table-cell office:value-type="float" office:value="9.7" calcext:value-type="float">
            <text:p>9,7</text:p>
          </table:table-cell>
          <table:table-cell office:value-type="float" office:value="0.779" calcext:value-type="float">
            <text:p>0,779</text:p>
          </table:table-cell>
          <table:table-cell/>
          <table:table-cell office:value-type="float" office:value="70.3" calcext:value-type="float">
            <text:p>70,3</text:p>
          </table:table-cell>
          <table:table-cell table:number-columns-repeated="3"/>
          <table:table-cell office:value-type="float" office:value="9.7" calcext:value-type="float">
            <text:p>9,7</text:p>
          </table:table-cell>
          <table:table-cell office:value-type="float" office:value="0.852" calcext:value-type="float">
            <text:p>0,852</text:p>
          </table:table-cell>
          <table:table-cell/>
          <table:table-cell office:value-type="float" office:value="69.8" calcext:value-type="float">
            <text:p>69,8</text:p>
          </table:table-cell>
          <table:table-cell table:number-columns-repeated="13"/>
        </table:table-row>
        <table:table-row table:style-name="ro1">
          <table:table-cell office:value-type="float" office:value="9.8" calcext:value-type="float">
            <text:p>9,8</text:p>
          </table:table-cell>
          <table:table-cell office:value-type="float" office:value="0.782" calcext:value-type="float">
            <text:p>0,782</text:p>
          </table:table-cell>
          <table:table-cell/>
          <table:table-cell office:value-type="float" office:value="76.9" calcext:value-type="float">
            <text:p>76,9</text:p>
          </table:table-cell>
          <table:table-cell table:number-columns-repeated="3"/>
          <table:table-cell office:value-type="float" office:value="9.8" calcext:value-type="float">
            <text:p>9,8</text:p>
          </table:table-cell>
          <table:table-cell office:value-type="float" office:value="0.854" calcext:value-type="float">
            <text:p>0,854</text:p>
          </table:table-cell>
          <table:table-cell/>
          <table:table-cell office:value-type="float" office:value="76.2" calcext:value-type="float">
            <text:p>76,2</text:p>
          </table:table-cell>
          <table:table-cell table:number-columns-repeated="13"/>
        </table:table-row>
        <table:table-row table:style-name="ro1">
          <table:table-cell office:value-type="float" office:value="9.9" calcext:value-type="float">
            <text:p>9,9</text:p>
          </table:table-cell>
          <table:table-cell office:value-type="float" office:value="0.786" calcext:value-type="float">
            <text:p>0,786</text:p>
          </table:table-cell>
          <table:table-cell/>
          <table:table-cell office:value-type="float" office:value="84.4" calcext:value-type="float">
            <text:p>84,4</text:p>
          </table:table-cell>
          <table:table-cell table:number-columns-repeated="3"/>
          <table:table-cell office:value-type="float" office:value="9.9" calcext:value-type="float">
            <text:p>9,9</text:p>
          </table:table-cell>
          <table:table-cell office:value-type="float" office:value="0.856" calcext:value-type="float">
            <text:p>0,856</text:p>
          </table:table-cell>
          <table:table-cell/>
          <table:table-cell office:value-type="float" office:value="83.7" calcext:value-type="float">
            <text:p>83,7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9" calcext:value-type="float">
            <text:p>0,79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.858" calcext:value-type="float">
            <text:p>0,858</text:p>
          </table:table-cell>
          <table:table-cell/>
          <table:table-cell office:value-type="float" office:value="92.2" calcext:value-type="float">
            <text:p>92,2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perrrichtung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R_innen/Mohm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Versorgungsspannung/V</text:p>
          </table:table-cell>
          <table:table-cell office:value-type="string" calcext:value-type="string">
            <text:p>Fehler/V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1N4007</text:p>
          </table:table-cell>
          <table:table-cell table:number-columns-repeated="12"/>
          <table:table-cell table:style-name="ce1" office:value-type="string" calcext:value-type="string">
            <text:p>Zenerdiod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pannung/V DMM1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Diodenstrom</text:p>
          </table:table-cell>
          <table:table-cell office:value-type="string" calcext:value-type="string">
            <text:p>Fehler/A</text:p>
          </table:table-cell>
          <table:table-cell table:number-columns-repeated="2"/>
          <table:table-cell office:value-type="string" calcext:value-type="string">
            <text:p>Potentiometereinstellung</text:p>
          </table:table-cell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pannung/V DMM1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Diodenstrom</text:p>
          </table:table-cell>
          <table:table-cell office:value-type="string" calcext:value-type="string">
            <text:p>Fehler/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,05</text:p>
          </table:table-cell>
          <table:table-cell office:value-type="float" office:value="0.06" calcext:value-type="float">
            <text:p>0,06</text:p>
          </table:table-cell>
          <table:table-cell table:formula="of:=[.B37]/10^7" office:value-type="float" office:value="0.000000005" calcext:value-type="float">
            <text:p>0,000000005</text:p>
          </table:table-cell>
          <table:table-cell table:formula="of:=[.C37]/10^7" office:value-type="float" office:value="0.000000006" calcext:value-type="float">
            <text:p>0,000000006</text:p>
          </table:table-cell>
          <table:table-cell office:value-type="float" office:value="-0.056" calcext:value-type="float">
            <text:p>-0,056</text:p>
          </table:table-cell>
          <table:table-cell office:value-type="float" office:value="0.06" calcext:value-type="float">
            <text:p>0,06</text:p>
          </table:table-cell>
          <table:table-cell table:formula="of:=[.F37]/(10^7)" office:value-type="float" office:value="-0.0000000056" calcext:value-type="float">
            <text:p>-5,6E-009</text:p>
          </table:table-cell>
          <table:table-cell table:formula="of:=[.G37]/10^7" office:value-type="float" office:value="0.000000006" calcext:value-type="float">
            <text:p>0,000000006</text:p>
          </table:table-cell>
          <table:table-cell table:formula="of:=[.D37]-[.H37]" office:value-type="float" office:value="0.0000000106" calcext:value-type="float">
            <text:p>1,06E-00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0.06" calcext:value-type="float">
            <text:p>0,06</text:p>
          </table:table-cell>
          <table:table-cell table:formula="of:=[.O37]/10^7" office:value-type="float" office:value="0.000000002" calcext:value-type="float">
            <text:p>0,000000002</text:p>
          </table:table-cell>
          <table:table-cell table:formula="of:=[.P37]/10^7" office:value-type="float" office:value="0.000000006" calcext:value-type="float">
            <text:p>0,000000006</text:p>
          </table:table-cell>
          <table:table-cell office:value-type="float" office:value="-0.02" calcext:value-type="float">
            <text:p>-0,02</text:p>
          </table:table-cell>
          <table:table-cell office:value-type="float" office:value="0.06" calcext:value-type="float">
            <text:p>0,06</text:p>
          </table:table-cell>
          <table:table-cell table:formula="of:=[.S37]/(10^7)" office:value-type="float" office:value="-0.000000002" calcext:value-type="float">
            <text:p>-0,000000002</text:p>
          </table:table-cell>
          <table:table-cell table:formula="of:=[.T37]/10^7" office:value-type="float" office:value="0.000000006" calcext:value-type="float">
            <text:p>0,000000006</text:p>
          </table:table-cell>
          <table:table-cell table:formula="of:=[.U37]-[.Q37]" office:value-type="float" office:value="-0.000000004" calcext:value-type="float">
            <text:p>-0,000000004</text:p>
          </table:table-cell>
          <table:table-cell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27" calcext:value-type="float">
            <text:p>0,27</text:p>
          </table:table-cell>
          <table:table-cell office:value-type="float" office:value="0.06" calcext:value-type="float">
            <text:p>0,06</text:p>
          </table:table-cell>
          <table:table-cell table:formula="of:=[.B38]/10^7" office:value-type="float" office:value="0.000000027" calcext:value-type="float">
            <text:p>0,000000027</text:p>
          </table:table-cell>
          <table:table-cell table:formula="of:=[.C38]/10^7" office:value-type="float" office:value="0.000000006" calcext:value-type="float">
            <text:p>0,000000006</text:p>
          </table:table-cell>
          <table:table-cell office:value-type="float" office:value="0.246" calcext:value-type="float">
            <text:p>0,246</text:p>
          </table:table-cell>
          <table:table-cell office:value-type="float" office:value="0.06" calcext:value-type="float">
            <text:p>0,06</text:p>
          </table:table-cell>
          <table:table-cell table:formula="of:=[.F38]/(10^7)" office:value-type="float" office:value="0.0000000246" calcext:value-type="float">
            <text:p>2,46E-008</text:p>
          </table:table-cell>
          <table:table-cell table:formula="of:=[.G38]/10^7" office:value-type="float" office:value="0.000000006" calcext:value-type="float">
            <text:p>0,000000006</text:p>
          </table:table-cell>
          <table:table-cell table:formula="of:=[.D38]-[.H38]" office:value-type="float" office:value="0.0000000024" calcext:value-type="float">
            <text:p>2,4E-009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office:value-type="float" office:value="0.25" calcext:value-type="float">
            <text:p>0,25</text:p>
          </table:table-cell>
          <table:table-cell office:value-type="float" office:value="0.06" calcext:value-type="float">
            <text:p>0,06</text:p>
          </table:table-cell>
          <table:table-cell table:formula="of:=[.O38]/10^7" office:value-type="float" office:value="0.000000025" calcext:value-type="float">
            <text:p>0,000000025</text:p>
          </table:table-cell>
          <table:table-cell table:formula="of:=[.P38]/10^7" office:value-type="float" office:value="0.000000006" calcext:value-type="float">
            <text:p>0,000000006</text:p>
          </table:table-cell>
          <table:table-cell office:value-type="float" office:value="0.25" calcext:value-type="float">
            <text:p>0,25</text:p>
          </table:table-cell>
          <table:table-cell office:value-type="float" office:value="0.06" calcext:value-type="float">
            <text:p>0,06</text:p>
          </table:table-cell>
          <table:table-cell table:formula="of:=[.S38]/(10^7)" office:value-type="float" office:value="0.000000025" calcext:value-type="float">
            <text:p>0,000000025</text:p>
          </table:table-cell>
          <table:table-cell table:formula="of:=[.T38]/10^7" office:value-type="float" office:value="0.000000006" calcext:value-type="float">
            <text:p>0,000000006</text:p>
          </table:table-cell>
          <table:table-cell table:formula="of:=[.U38]-[.Q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formula="of:=[.B39]/10^7" office:value-type="float" office:value="0.00000005" calcext:value-type="float">
            <text:p>0,00000005</text:p>
          </table:table-cell>
          <table:table-cell table:formula="of:=[.C39]/10^7" office:value-type="float" office:value="0.000000006" calcext:value-type="float">
            <text:p>0,000000006</text:p>
          </table:table-cell>
          <table:table-cell office:value-type="float" office:value="0.54" calcext:value-type="float">
            <text:p>0,54</text:p>
          </table:table-cell>
          <table:table-cell office:value-type="float" office:value="0.06" calcext:value-type="float">
            <text:p>0,06</text:p>
          </table:table-cell>
          <table:table-cell table:formula="of:=[.F39]/(10^7)" office:value-type="float" office:value="0.000000054" calcext:value-type="float">
            <text:p>0,000000054</text:p>
          </table:table-cell>
          <table:table-cell table:formula="of:=[.G39]/10^7" office:value-type="float" office:value="0.000000006" calcext:value-type="float">
            <text:p>0,000000006</text:p>
          </table:table-cell>
          <table:table-cell table:formula="of:=[.D39]-[.H39]" office:value-type="float" office:value="-0.000000004" calcext:value-type="float">
            <text:p>-0,00000000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formula="of:=[.O39]/10^7" office:value-type="float" office:value="0.00000005" calcext:value-type="float">
            <text:p>0,00000005</text:p>
          </table:table-cell>
          <table:table-cell table:formula="of:=[.P39]/10^7" office:value-type="float" office:value="0.000000006" calcext:value-type="float">
            <text:p>0,000000006</text:p>
          </table:table-cell>
          <table:table-cell office:value-type="float" office:value="0.5" calcext:value-type="float">
            <text:p>0,5</text:p>
          </table:table-cell>
          <table:table-cell office:value-type="float" office:value="0.06" calcext:value-type="float">
            <text:p>0,06</text:p>
          </table:table-cell>
          <table:table-cell table:formula="of:=[.S39]/(10^7)" office:value-type="float" office:value="0.00000005" calcext:value-type="float">
            <text:p>0,00000005</text:p>
          </table:table-cell>
          <table:table-cell table:formula="of:=[.T39]/10^7" office:value-type="float" office:value="0.000000006" calcext:value-type="float">
            <text:p>0,000000006</text:p>
          </table:table-cell>
          <table:table-cell table:formula="of:=[.U39]-[.Q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76" calcext:value-type="float">
            <text:p>0,76</text:p>
          </table:table-cell>
          <table:table-cell office:value-type="float" office:value="0.06" calcext:value-type="float">
            <text:p>0,06</text:p>
          </table:table-cell>
          <table:table-cell table:formula="of:=[.B40]/10^7" office:value-type="float" office:value="0.000000076" calcext:value-type="float">
            <text:p>0,000000076</text:p>
          </table:table-cell>
          <table:table-cell table:formula="of:=[.C40]/10^7" office:value-type="float" office:value="0.000000006" calcext:value-type="float">
            <text:p>0,000000006</text:p>
          </table:table-cell>
          <table:table-cell office:value-type="float" office:value="0.761" calcext:value-type="float">
            <text:p>0,761</text:p>
          </table:table-cell>
          <table:table-cell office:value-type="float" office:value="0.06" calcext:value-type="float">
            <text:p>0,06</text:p>
          </table:table-cell>
          <table:table-cell table:formula="of:=[.F40]/(10^7)" office:value-type="float" office:value="0.0000000761" calcext:value-type="float">
            <text:p>7,61E-008</text:p>
          </table:table-cell>
          <table:table-cell table:formula="of:=[.G40]/10^7" office:value-type="float" office:value="0.000000006" calcext:value-type="float">
            <text:p>0,000000006</text:p>
          </table:table-cell>
          <table:table-cell table:formula="of:=[.D40]-[.H40]" office:value-type="float" office:value="-0.0000000000999999999999943" calcext:value-type="float">
            <text:p>-9,99999999999943E-011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0.75" calcext:value-type="float">
            <text:p>0,75</text:p>
          </table:table-cell>
          <table:table-cell office:value-type="float" office:value="0.06" calcext:value-type="float">
            <text:p>0,06</text:p>
          </table:table-cell>
          <table:table-cell table:formula="of:=[.O40]/10^7" office:value-type="float" office:value="0.000000075" calcext:value-type="float">
            <text:p>0,000000075</text:p>
          </table:table-cell>
          <table:table-cell table:formula="of:=[.P40]/10^7" office:value-type="float" office:value="0.000000006" calcext:value-type="float">
            <text:p>0,000000006</text:p>
          </table:table-cell>
          <table:table-cell office:value-type="float" office:value="0.76" calcext:value-type="float">
            <text:p>0,76</text:p>
          </table:table-cell>
          <table:table-cell office:value-type="float" office:value="0.06" calcext:value-type="float">
            <text:p>0,06</text:p>
          </table:table-cell>
          <table:table-cell table:formula="of:=[.S40]/(10^7)" office:value-type="float" office:value="0.000000076" calcext:value-type="float">
            <text:p>0,000000076</text:p>
          </table:table-cell>
          <table:table-cell table:formula="of:=[.T40]/10^7" office:value-type="float" office:value="0.000000006" calcext:value-type="float">
            <text:p>0,000000006</text:p>
          </table:table-cell>
          <table:table-cell table:formula="of:=[.U40]-[.Q40]" office:value-type="float" office:value="0.00000000100000000000001" calcext:value-type="float">
            <text:p>0,0000000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6" calcext:value-type="float">
            <text:p>0,06</text:p>
          </table:table-cell>
          <table:table-cell table:formula="of:=[.B41]/10^7" office:value-type="float" office:value="0.0000001" calcext:value-type="float">
            <text:p>0,0000001</text:p>
          </table:table-cell>
          <table:table-cell table:formula="of:=[.C41]/10^7" office:value-type="float" office:value="0.000000006" calcext:value-type="float">
            <text:p>0,000000006</text:p>
          </table:table-cell>
          <table:table-cell office:value-type="float" office:value="1.011" calcext:value-type="float">
            <text:p>1,011</text:p>
          </table:table-cell>
          <table:table-cell office:value-type="float" office:value="0.06" calcext:value-type="float">
            <text:p>0,06</text:p>
          </table:table-cell>
          <table:table-cell table:formula="of:=[.F41]/(10^7)" office:value-type="float" office:value="0.0000001011" calcext:value-type="float">
            <text:p>1,011E-007</text:p>
          </table:table-cell>
          <table:table-cell table:formula="of:=[.G41]/10^7" office:value-type="float" office:value="0.000000006" calcext:value-type="float">
            <text:p>0,000000006</text:p>
          </table:table-cell>
          <table:table-cell table:formula="of:=[.D41]-[.H41]" office:value-type="float" office:value="-0.00000000109999999999999" calcext:value-type="float">
            <text:p>-1,09999999999999E-0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.98" calcext:value-type="float">
            <text:p>0,98</text:p>
          </table:table-cell>
          <table:table-cell office:value-type="float" office:value="0.06" calcext:value-type="float">
            <text:p>0,06</text:p>
          </table:table-cell>
          <table:table-cell table:formula="of:=[.O41]/10^7" office:value-type="float" office:value="0.000000098" calcext:value-type="float">
            <text:p>0,000000098</text:p>
          </table:table-cell>
          <table:table-cell table:formula="of:=[.P41]/10^7" office:value-type="float" office:value="0.000000006" calcext:value-type="float">
            <text:p>0,000000006</text:p>
          </table:table-cell>
          <table:table-cell office:value-type="float" office:value="1.02" calcext:value-type="float">
            <text:p>1,02</text:p>
          </table:table-cell>
          <table:table-cell office:value-type="float" office:value="0.06" calcext:value-type="float">
            <text:p>0,06</text:p>
          </table:table-cell>
          <table:table-cell table:formula="of:=[.S41]/(10^7)" office:value-type="float" office:value="0.000000102" calcext:value-type="float">
            <text:p>0,000000102</text:p>
          </table:table-cell>
          <table:table-cell table:formula="of:=[.T41]/10^7" office:value-type="float" office:value="0.000000006" calcext:value-type="float">
            <text:p>0,000000006</text:p>
          </table:table-cell>
          <table:table-cell table:formula="of:=[.U41]-[.Q41]" office:value-type="float" office:value="0.000000004" calcext:value-type="float">
            <text:p>0,000000004</text:p>
          </table:table-cell>
          <table:table-cell/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25" calcext:value-type="float">
            <text:p>1,25</text:p>
          </table:table-cell>
          <table:table-cell office:value-type="float" office:value="0.06" calcext:value-type="float">
            <text:p>0,06</text:p>
          </table:table-cell>
          <table:table-cell table:formula="of:=[.B42]/10^7" office:value-type="float" office:value="0.000000125" calcext:value-type="float">
            <text:p>0,000000125</text:p>
          </table:table-cell>
          <table:table-cell table:formula="of:=[.C42]/10^7" office:value-type="float" office:value="0.000000006" calcext:value-type="float">
            <text:p>0,000000006</text:p>
          </table:table-cell>
          <table:table-cell office:value-type="float" office:value="1.254" calcext:value-type="float">
            <text:p>1,254</text:p>
          </table:table-cell>
          <table:table-cell office:value-type="float" office:value="0.06" calcext:value-type="float">
            <text:p>0,06</text:p>
          </table:table-cell>
          <table:table-cell table:formula="of:=[.F42]/(10^7)" office:value-type="float" office:value="0.0000001254" calcext:value-type="float">
            <text:p>1,254E-007</text:p>
          </table:table-cell>
          <table:table-cell table:formula="of:=[.G42]/10^7" office:value-type="float" office:value="0.000000006" calcext:value-type="float">
            <text:p>0,000000006</text:p>
          </table:table-cell>
          <table:table-cell table:formula="of:=[.D42]-[.H42]" office:value-type="float" office:value="-0.000000000400000000000004" calcext:value-type="float">
            <text:p>-4,00000000000004E-010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1.2" calcext:value-type="float">
            <text:p>1,2</text:p>
          </table:table-cell>
          <table:table-cell office:value-type="float" office:value="0.06" calcext:value-type="float">
            <text:p>0,06</text:p>
          </table:table-cell>
          <table:table-cell table:formula="of:=[.O42]/10^7" office:value-type="float" office:value="0.00000012" calcext:value-type="float">
            <text:p>0,00000012</text:p>
          </table:table-cell>
          <table:table-cell table:formula="of:=[.P42]/10^7" office:value-type="float" office:value="0.000000006" calcext:value-type="float">
            <text:p>0,000000006</text:p>
          </table:table-cell>
          <table:table-cell office:value-type="float" office:value="1.31" calcext:value-type="float">
            <text:p>1,31</text:p>
          </table:table-cell>
          <table:table-cell office:value-type="float" office:value="0.06" calcext:value-type="float">
            <text:p>0,06</text:p>
          </table:table-cell>
          <table:table-cell table:formula="of:=[.S42]/(10^7)" office:value-type="float" office:value="0.000000131" calcext:value-type="float">
            <text:p>0,000000131</text:p>
          </table:table-cell>
          <table:table-cell table:formula="of:=[.T42]/10^7" office:value-type="float" office:value="0.000000006" calcext:value-type="float">
            <text:p>0,000000006</text:p>
          </table:table-cell>
          <table:table-cell table:formula="of:=[.U42]-[.Q42]" office:value-type="float" office:value="0.000000011" calcext:value-type="float">
            <text:p>0,0000000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,5</text:p>
          </table:table-cell>
          <table:table-cell office:value-type="float" office:value="0.06" calcext:value-type="float">
            <text:p>0,06</text:p>
          </table:table-cell>
          <table:table-cell table:formula="of:=[.B43]/10^7" office:value-type="float" office:value="0.00000015" calcext:value-type="float">
            <text:p>0,00000015</text:p>
          </table:table-cell>
          <table:table-cell table:formula="of:=[.C43]/10^7" office:value-type="float" office:value="0.000000006" calcext:value-type="float">
            <text:p>0,000000006</text:p>
          </table:table-cell>
          <table:table-cell office:value-type="float" office:value="1.512" calcext:value-type="float">
            <text:p>1,512</text:p>
          </table:table-cell>
          <table:table-cell office:value-type="float" office:value="0.06" calcext:value-type="float">
            <text:p>0,06</text:p>
          </table:table-cell>
          <table:table-cell table:formula="of:=[.F43]/(10^7)" office:value-type="float" office:value="0.0000001512" calcext:value-type="float">
            <text:p>1,512E-007</text:p>
          </table:table-cell>
          <table:table-cell table:formula="of:=[.G43]/10^7" office:value-type="float" office:value="0.000000006" calcext:value-type="float">
            <text:p>0,000000006</text:p>
          </table:table-cell>
          <table:table-cell table:formula="of:=[.D43]-[.H43]" office:value-type="float" office:value="-0.00000000120000000000001" calcext:value-type="float">
            <text:p>-1,20000000000001E-00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.39" calcext:value-type="float">
            <text:p>1,39</text:p>
          </table:table-cell>
          <table:table-cell office:value-type="float" office:value="0.06" calcext:value-type="float">
            <text:p>0,06</text:p>
          </table:table-cell>
          <table:table-cell table:formula="of:=[.O43]/10^7" office:value-type="float" office:value="0.000000139" calcext:value-type="float">
            <text:p>0,000000139</text:p>
          </table:table-cell>
          <table:table-cell table:formula="of:=[.P43]/10^7" office:value-type="float" office:value="0.000000006" calcext:value-type="float">
            <text:p>0,000000006</text:p>
          </table:table-cell>
          <table:table-cell office:value-type="float" office:value="1.62" calcext:value-type="float">
            <text:p>1,62</text:p>
          </table:table-cell>
          <table:table-cell office:value-type="float" office:value="0.06" calcext:value-type="float">
            <text:p>0,06</text:p>
          </table:table-cell>
          <table:table-cell table:formula="of:=[.S43]/(10^7)" office:value-type="float" office:value="0.000000162" calcext:value-type="float">
            <text:p>0,000000162</text:p>
          </table:table-cell>
          <table:table-cell table:formula="of:=[.T43]/10^7" office:value-type="float" office:value="0.000000006" calcext:value-type="float">
            <text:p>0,000000006</text:p>
          </table:table-cell>
          <table:table-cell table:formula="of:=[.U43]-[.Q43]" office:value-type="float" office:value="0.000000023" calcext:value-type="float">
            <text:p>0,000000023</text:p>
          </table:table-cell>
          <table:table-cell/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.76" calcext:value-type="float">
            <text:p>1,76</text:p>
          </table:table-cell>
          <table:table-cell office:value-type="float" office:value="0.06" calcext:value-type="float">
            <text:p>0,06</text:p>
          </table:table-cell>
          <table:table-cell table:formula="of:=[.B44]/10^7" office:value-type="float" office:value="0.000000176" calcext:value-type="float">
            <text:p>0,000000176</text:p>
          </table:table-cell>
          <table:table-cell table:formula="of:=[.C44]/10^7" office:value-type="float" office:value="0.000000006" calcext:value-type="float">
            <text:p>0,000000006</text:p>
          </table:table-cell>
          <table:table-cell office:value-type="float" office:value="1.765" calcext:value-type="float">
            <text:p>1,765</text:p>
          </table:table-cell>
          <table:table-cell office:value-type="float" office:value="0.06" calcext:value-type="float">
            <text:p>0,06</text:p>
          </table:table-cell>
          <table:table-cell table:formula="of:=[.F44]/(10^7)" office:value-type="float" office:value="0.0000001765" calcext:value-type="float">
            <text:p>1,765E-007</text:p>
          </table:table-cell>
          <table:table-cell table:formula="of:=[.G44]/10^7" office:value-type="float" office:value="0.000000006" calcext:value-type="float">
            <text:p>0,000000006</text:p>
          </table:table-cell>
          <table:table-cell table:formula="of:=[.D44]-[.H44]" office:value-type="float" office:value="-0.000000000500000000000038" calcext:value-type="float">
            <text:p>-5,00000000000038E-010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1.54" calcext:value-type="float">
            <text:p>1,54</text:p>
          </table:table-cell>
          <table:table-cell office:value-type="float" office:value="0.06" calcext:value-type="float">
            <text:p>0,06</text:p>
          </table:table-cell>
          <table:table-cell table:formula="of:=[.O44]/10^7" office:value-type="float" office:value="0.000000154" calcext:value-type="float">
            <text:p>0,000000154</text:p>
          </table:table-cell>
          <table:table-cell table:formula="of:=[.P44]/10^7" office:value-type="float" office:value="0.000000006" calcext:value-type="float">
            <text:p>0,000000006</text:p>
          </table:table-cell>
          <table:table-cell office:value-type="float" office:value="1.97" calcext:value-type="float">
            <text:p>1,97</text:p>
          </table:table-cell>
          <table:table-cell office:value-type="float" office:value="0.06" calcext:value-type="float">
            <text:p>0,06</text:p>
          </table:table-cell>
          <table:table-cell table:formula="of:=[.S44]/(10^7)" office:value-type="float" office:value="0.000000197" calcext:value-type="float">
            <text:p>0,000000197</text:p>
          </table:table-cell>
          <table:table-cell table:formula="of:=[.T44]/10^7" office:value-type="float" office:value="0.000000006" calcext:value-type="float">
            <text:p>0,000000006</text:p>
          </table:table-cell>
          <table:table-cell table:formula="of:=[.U44]-[.Q44]" office:value-type="float" office:value="0.000000043" calcext:value-type="float">
            <text:p>0,0000000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01" calcext:value-type="float">
            <text:p>2,01</text:p>
          </table:table-cell>
          <table:table-cell office:value-type="float" office:value="0.06" calcext:value-type="float">
            <text:p>0,06</text:p>
          </table:table-cell>
          <table:table-cell table:formula="of:=[.B45]/10^7" office:value-type="float" office:value="0.000000201" calcext:value-type="float">
            <text:p>0,000000201</text:p>
          </table:table-cell>
          <table:table-cell table:formula="of:=[.C45]/10^7" office:value-type="float" office:value="0.000000006" calcext:value-type="float">
            <text:p>0,000000006</text:p>
          </table:table-cell>
          <table:table-cell office:value-type="float" office:value="2.01" calcext:value-type="float">
            <text:p>2,01</text:p>
          </table:table-cell>
          <table:table-cell office:value-type="float" office:value="0.06" calcext:value-type="float">
            <text:p>0,06</text:p>
          </table:table-cell>
          <table:table-cell table:formula="of:=[.F45]/(10^7)" office:value-type="float" office:value="0.000000201" calcext:value-type="float">
            <text:p>0,000000201</text:p>
          </table:table-cell>
          <table:table-cell table:formula="of:=[.G45]/10^7" office:value-type="float" office:value="0.000000006" calcext:value-type="float">
            <text:p>0,000000006</text:p>
          </table:table-cell>
          <table:table-cell table:formula="of:=[.D45]-[.H45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.66" calcext:value-type="float">
            <text:p>1,66</text:p>
          </table:table-cell>
          <table:table-cell office:value-type="float" office:value="0.06" calcext:value-type="float">
            <text:p>0,06</text:p>
          </table:table-cell>
          <table:table-cell table:formula="of:=[.O45]/10^7" office:value-type="float" office:value="0.000000166" calcext:value-type="float">
            <text:p>0,000000166</text:p>
          </table:table-cell>
          <table:table-cell table:formula="of:=[.P45]/10^7" office:value-type="float" office:value="0.000000006" calcext:value-type="float">
            <text:p>0,000000006</text:p>
          </table:table-cell>
          <table:table-cell office:value-type="float" office:value="2.35" calcext:value-type="float">
            <text:p>2,35</text:p>
          </table:table-cell>
          <table:table-cell office:value-type="float" office:value="0.06" calcext:value-type="float">
            <text:p>0,06</text:p>
          </table:table-cell>
          <table:table-cell table:formula="of:=[.S45]/(10^7)" office:value-type="float" office:value="0.000000235" calcext:value-type="float">
            <text:p>0,000000235</text:p>
          </table:table-cell>
          <table:table-cell table:formula="of:=[.T45]/10^7" office:value-type="float" office:value="0.000000006" calcext:value-type="float">
            <text:p>0,000000006</text:p>
          </table:table-cell>
          <table:table-cell table:formula="of:=[.U45]-[.Q45]" office:value-type="float" office:value="0.000000069" calcext:value-type="float">
            <text:p>0,000000069</text:p>
          </table:table-cell>
          <table:table-cell/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27" calcext:value-type="float">
            <text:p>2,27</text:p>
          </table:table-cell>
          <table:table-cell office:value-type="float" office:value="0.06" calcext:value-type="float">
            <text:p>0,06</text:p>
          </table:table-cell>
          <table:table-cell table:formula="of:=[.B46]/10^7" office:value-type="float" office:value="0.000000227" calcext:value-type="float">
            <text:p>0,000000227</text:p>
          </table:table-cell>
          <table:table-cell table:formula="of:=[.C46]/10^7" office:value-type="float" office:value="0.000000006" calcext:value-type="float">
            <text:p>0,000000006</text:p>
          </table:table-cell>
          <table:table-cell office:value-type="float" office:value="2.26" calcext:value-type="float">
            <text:p>2,26</text:p>
          </table:table-cell>
          <table:table-cell office:value-type="float" office:value="0.06" calcext:value-type="float">
            <text:p>0,06</text:p>
          </table:table-cell>
          <table:table-cell table:formula="of:=[.F46]/(10^7)" office:value-type="float" office:value="0.000000226" calcext:value-type="float">
            <text:p>0,000000226</text:p>
          </table:table-cell>
          <table:table-cell table:formula="of:=[.G46]/10^7" office:value-type="float" office:value="0.000000006" calcext:value-type="float">
            <text:p>0,000000006</text:p>
          </table:table-cell>
          <table:table-cell table:formula="of:=[.D46]-[.H46]" office:value-type="float" office:value="0.00000000100000000000002" calcext:value-type="float">
            <text:p>0,000000001</text:p>
          </table:table-cell>
          <table:table-cell table:number-columns-repeated="3"/>
          <table:table-cell office:value-type="float" office:value="4.5" calcext:value-type="float">
            <text:p>4,5</text:p>
          </table:table-cell>
          <table:table-cell office:value-type="float" office:value="1.76" calcext:value-type="float">
            <text:p>1,76</text:p>
          </table:table-cell>
          <table:table-cell office:value-type="float" office:value="0.06" calcext:value-type="float">
            <text:p>0,06</text:p>
          </table:table-cell>
          <table:table-cell table:formula="of:=[.O46]/10^7" office:value-type="float" office:value="0.000000176" calcext:value-type="float">
            <text:p>0,000000176</text:p>
          </table:table-cell>
          <table:table-cell table:formula="of:=[.P46]/10^7" office:value-type="float" office:value="0.000000006" calcext:value-type="float">
            <text:p>0,000000006</text:p>
          </table:table-cell>
          <table:table-cell office:value-type="float" office:value="2.76" calcext:value-type="float">
            <text:p>2,76</text:p>
          </table:table-cell>
          <table:table-cell office:value-type="float" office:value="0.06" calcext:value-type="float">
            <text:p>0,06</text:p>
          </table:table-cell>
          <table:table-cell table:formula="of:=[.S46]/(10^7)" office:value-type="float" office:value="0.000000276" calcext:value-type="float">
            <text:p>0,000000276</text:p>
          </table:table-cell>
          <table:table-cell table:formula="of:=[.T46]/10^7" office:value-type="float" office:value="0.000000006" calcext:value-type="float">
            <text:p>0,000000006</text:p>
          </table:table-cell>
          <table:table-cell table:formula="of:=[.U46]-[.Q46]" office:value-type="float" office:value="0.0000001" calcext:value-type="float">
            <text:p>0,00000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1" calcext:value-type="float">
            <text:p>2,51</text:p>
          </table:table-cell>
          <table:table-cell office:value-type="float" office:value="0.06" calcext:value-type="float">
            <text:p>0,06</text:p>
          </table:table-cell>
          <table:table-cell table:formula="of:=[.B47]/10^7" office:value-type="float" office:value="0.000000251" calcext:value-type="float">
            <text:p>0,000000251</text:p>
          </table:table-cell>
          <table:table-cell table:formula="of:=[.C47]/10^7" office:value-type="float" office:value="0.000000006" calcext:value-type="float">
            <text:p>0,000000006</text:p>
          </table:table-cell>
          <table:table-cell office:value-type="float" office:value="2.52" calcext:value-type="float">
            <text:p>2,52</text:p>
          </table:table-cell>
          <table:table-cell office:value-type="float" office:value="0.06" calcext:value-type="float">
            <text:p>0,06</text:p>
          </table:table-cell>
          <table:table-cell table:formula="of:=[.F47]/(10^7)" office:value-type="float" office:value="0.000000252" calcext:value-type="float">
            <text:p>0,000000252</text:p>
          </table:table-cell>
          <table:table-cell table:formula="of:=[.G47]/10^7" office:value-type="float" office:value="0.000000006" calcext:value-type="float">
            <text:p>0,000000006</text:p>
          </table:table-cell>
          <table:table-cell table:formula="of:=[.D47]-[.H47]" office:value-type="float" office:value="-0.000000000999999999999969" calcext:value-type="float">
            <text:p>-0,00000000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.84" calcext:value-type="float">
            <text:p>1,84</text:p>
          </table:table-cell>
          <table:table-cell office:value-type="float" office:value="0.06" calcext:value-type="float">
            <text:p>0,06</text:p>
          </table:table-cell>
          <table:table-cell table:formula="of:=[.O47]/10^7" office:value-type="float" office:value="0.000000184" calcext:value-type="float">
            <text:p>0,000000184</text:p>
          </table:table-cell>
          <table:table-cell table:formula="of:=[.P47]/10^7" office:value-type="float" office:value="0.000000006" calcext:value-type="float">
            <text:p>0,000000006</text:p>
          </table:table-cell>
          <table:table-cell office:value-type="float" office:value="3.19" calcext:value-type="float">
            <text:p>3,19</text:p>
          </table:table-cell>
          <table:table-cell office:value-type="float" office:value="0.06" calcext:value-type="float">
            <text:p>0,06</text:p>
          </table:table-cell>
          <table:table-cell table:formula="of:=[.S47]/(10^7)" office:value-type="float" office:value="0.000000319" calcext:value-type="float">
            <text:p>0,000000319</text:p>
          </table:table-cell>
          <table:table-cell table:formula="of:=[.T47]/10^7" office:value-type="float" office:value="0.000000006" calcext:value-type="float">
            <text:p>0,000000006</text:p>
          </table:table-cell>
          <table:table-cell table:formula="of:=[.U47]-[.Q47]" office:value-type="float" office:value="0.000000135" calcext:value-type="float">
            <text:p>0,000000135</text:p>
          </table:table-cell>
          <table:table-cell/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77" calcext:value-type="float">
            <text:p>2,77</text:p>
          </table:table-cell>
          <table:table-cell office:value-type="float" office:value="0.06" calcext:value-type="float">
            <text:p>0,06</text:p>
          </table:table-cell>
          <table:table-cell table:formula="of:=[.B48]/10^7" office:value-type="float" office:value="0.000000277" calcext:value-type="float">
            <text:p>0,000000277</text:p>
          </table:table-cell>
          <table:table-cell table:formula="of:=[.C48]/10^7" office:value-type="float" office:value="0.000000006" calcext:value-type="float">
            <text:p>0,000000006</text:p>
          </table:table-cell>
          <table:table-cell office:value-type="float" office:value="2.77" calcext:value-type="float">
            <text:p>2,77</text:p>
          </table:table-cell>
          <table:table-cell office:value-type="float" office:value="0.06" calcext:value-type="float">
            <text:p>0,06</text:p>
          </table:table-cell>
          <table:table-cell table:formula="of:=[.F48]/(10^7)" office:value-type="float" office:value="0.000000277" calcext:value-type="float">
            <text:p>0,000000277</text:p>
          </table:table-cell>
          <table:table-cell table:formula="of:=[.G48]/10^7" office:value-type="float" office:value="0.000000006" calcext:value-type="float">
            <text:p>0,000000006</text:p>
          </table:table-cell>
          <table:table-cell table:formula="of:=[.D48]-[.H48]" office:value-type="float" office:value="0" calcext:value-type="float">
            <text:p>0</text:p>
          </table:table-cell>
          <table:table-cell table:number-columns-repeated="3"/>
          <table:table-cell office:value-type="float" office:value="5.5" calcext:value-type="float">
            <text:p>5,5</text:p>
          </table:table-cell>
          <table:table-cell office:value-type="float" office:value="1.9" calcext:value-type="float">
            <text:p>1,9</text:p>
          </table:table-cell>
          <table:table-cell office:value-type="float" office:value="0.06" calcext:value-type="float">
            <text:p>0,06</text:p>
          </table:table-cell>
          <table:table-cell table:formula="of:=[.O48]/10^7" office:value-type="float" office:value="0.00000019" calcext:value-type="float">
            <text:p>0,00000019</text:p>
          </table:table-cell>
          <table:table-cell table:formula="of:=[.P48]/10^7" office:value-type="float" office:value="0.000000006" calcext:value-type="float">
            <text:p>0,000000006</text:p>
          </table:table-cell>
          <table:table-cell office:value-type="float" office:value="3.64" calcext:value-type="float">
            <text:p>3,64</text:p>
          </table:table-cell>
          <table:table-cell office:value-type="float" office:value="0.06" calcext:value-type="float">
            <text:p>0,06</text:p>
          </table:table-cell>
          <table:table-cell table:formula="of:=[.S48]/(10^7)" office:value-type="float" office:value="0.000000364" calcext:value-type="float">
            <text:p>0,000000364</text:p>
          </table:table-cell>
          <table:table-cell table:formula="of:=[.T48]/10^7" office:value-type="float" office:value="0.000000006" calcext:value-type="float">
            <text:p>0,000000006</text:p>
          </table:table-cell>
          <table:table-cell table:formula="of:=[.U48]-[.Q48]" office:value-type="float" office:value="0.000000174" calcext:value-type="float">
            <text:p>0,00000017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02" calcext:value-type="float">
            <text:p>3,02</text:p>
          </table:table-cell>
          <table:table-cell office:value-type="float" office:value="0.06" calcext:value-type="float">
            <text:p>0,06</text:p>
          </table:table-cell>
          <table:table-cell table:formula="of:=[.B49]/10^7" office:value-type="float" office:value="0.000000302" calcext:value-type="float">
            <text:p>0,000000302</text:p>
          </table:table-cell>
          <table:table-cell table:formula="of:=[.C49]/10^7" office:value-type="float" office:value="0.000000006" calcext:value-type="float">
            <text:p>0,000000006</text:p>
          </table:table-cell>
          <table:table-cell office:value-type="float" office:value="3.02" calcext:value-type="float">
            <text:p>3,02</text:p>
          </table:table-cell>
          <table:table-cell office:value-type="float" office:value="0.06" calcext:value-type="float">
            <text:p>0,06</text:p>
          </table:table-cell>
          <table:table-cell table:formula="of:=[.F49]/(10^7)" office:value-type="float" office:value="0.000000302" calcext:value-type="float">
            <text:p>0,000000302</text:p>
          </table:table-cell>
          <table:table-cell table:formula="of:=[.G49]/10^7" office:value-type="float" office:value="0.000000006" calcext:value-type="float">
            <text:p>0,000000006</text:p>
          </table:table-cell>
          <table:table-cell table:formula="of:=[.D49]-[.H49]"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.94" calcext:value-type="float">
            <text:p>1,94</text:p>
          </table:table-cell>
          <table:table-cell office:value-type="float" office:value="0.06" calcext:value-type="float">
            <text:p>0,06</text:p>
          </table:table-cell>
          <table:table-cell table:formula="of:=[.O49]/10^7" office:value-type="float" office:value="0.000000194" calcext:value-type="float">
            <text:p>0,000000194</text:p>
          </table:table-cell>
          <table:table-cell table:formula="of:=[.P49]/10^7" office:value-type="float" office:value="0.000000006" calcext:value-type="float">
            <text:p>0,000000006</text:p>
          </table:table-cell>
          <table:table-cell office:value-type="float" office:value="4.09" calcext:value-type="float">
            <text:p>4,09</text:p>
          </table:table-cell>
          <table:table-cell office:value-type="float" office:value="0.06" calcext:value-type="float">
            <text:p>0,06</text:p>
          </table:table-cell>
          <table:table-cell table:formula="of:=[.S49]/(10^7)" office:value-type="float" office:value="0.000000409" calcext:value-type="float">
            <text:p>0,000000409</text:p>
          </table:table-cell>
          <table:table-cell table:formula="of:=[.T49]/10^7" office:value-type="float" office:value="0.000000006" calcext:value-type="float">
            <text:p>0,000000006</text:p>
          </table:table-cell>
          <table:table-cell table:formula="of:=[.U49]-[.Q49]" office:value-type="float" office:value="0.000000215" calcext:value-type="float">
            <text:p>0,000000215</text:p>
          </table:table-cell>
          <table:table-cell/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3.27" calcext:value-type="float">
            <text:p>3,27</text:p>
          </table:table-cell>
          <table:table-cell office:value-type="float" office:value="0.06" calcext:value-type="float">
            <text:p>0,06</text:p>
          </table:table-cell>
          <table:table-cell table:formula="of:=[.B50]/10^7" office:value-type="float" office:value="0.000000327" calcext:value-type="float">
            <text:p>0,000000327</text:p>
          </table:table-cell>
          <table:table-cell table:formula="of:=[.C50]/10^7" office:value-type="float" office:value="0.000000006" calcext:value-type="float">
            <text:p>0,000000006</text:p>
          </table:table-cell>
          <table:table-cell office:value-type="float" office:value="3.27" calcext:value-type="float">
            <text:p>3,27</text:p>
          </table:table-cell>
          <table:table-cell office:value-type="float" office:value="0.06" calcext:value-type="float">
            <text:p>0,06</text:p>
          </table:table-cell>
          <table:table-cell table:formula="of:=[.F50]/(10^7)" office:value-type="float" office:value="0.000000327" calcext:value-type="float">
            <text:p>0,000000327</text:p>
          </table:table-cell>
          <table:table-cell table:formula="of:=[.G50]/10^7" office:value-type="float" office:value="0.000000006" calcext:value-type="float">
            <text:p>0,000000006</text:p>
          </table:table-cell>
          <table:table-cell table:formula="of:=[.D50]-[.H50]" office:value-type="float" office:value="0" calcext:value-type="float">
            <text:p>0</text:p>
          </table:table-cell>
          <table:table-cell table:number-columns-repeated="3"/>
          <table:table-cell office:value-type="float" office:value="6.5" calcext:value-type="float">
            <text:p>6,5</text:p>
          </table:table-cell>
          <table:table-cell office:value-type="float" office:value="1.98" calcext:value-type="float">
            <text:p>1,98</text:p>
          </table:table-cell>
          <table:table-cell office:value-type="float" office:value="0.06" calcext:value-type="float">
            <text:p>0,06</text:p>
          </table:table-cell>
          <table:table-cell table:formula="of:=[.O50]/10^7" office:value-type="float" office:value="0.000000198" calcext:value-type="float">
            <text:p>0,000000198</text:p>
          </table:table-cell>
          <table:table-cell table:formula="of:=[.P50]/10^7" office:value-type="float" office:value="0.000000006" calcext:value-type="float">
            <text:p>0,000000006</text:p>
          </table:table-cell>
          <table:table-cell office:value-type="float" office:value="4.55" calcext:value-type="float">
            <text:p>4,55</text:p>
          </table:table-cell>
          <table:table-cell office:value-type="float" office:value="0.06" calcext:value-type="float">
            <text:p>0,06</text:p>
          </table:table-cell>
          <table:table-cell table:formula="of:=[.S50]/(10^7)" office:value-type="float" office:value="0.000000455" calcext:value-type="float">
            <text:p>0,000000455</text:p>
          </table:table-cell>
          <table:table-cell table:formula="of:=[.T50]/10^7" office:value-type="float" office:value="0.000000006" calcext:value-type="float">
            <text:p>0,000000006</text:p>
          </table:table-cell>
          <table:table-cell table:formula="of:=[.U50]-[.Q50]" office:value-type="float" office:value="0.000000257" calcext:value-type="float">
            <text:p>0,00000025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52" calcext:value-type="float">
            <text:p>3,52</text:p>
          </table:table-cell>
          <table:table-cell office:value-type="float" office:value="0.06" calcext:value-type="float">
            <text:p>0,06</text:p>
          </table:table-cell>
          <table:table-cell table:formula="of:=[.B51]/10^7" office:value-type="float" office:value="0.000000352" calcext:value-type="float">
            <text:p>0,000000352</text:p>
          </table:table-cell>
          <table:table-cell table:formula="of:=[.C51]/10^7" office:value-type="float" office:value="0.000000006" calcext:value-type="float">
            <text:p>0,000000006</text:p>
          </table:table-cell>
          <table:table-cell office:value-type="float" office:value="3.52" calcext:value-type="float">
            <text:p>3,52</text:p>
          </table:table-cell>
          <table:table-cell office:value-type="float" office:value="0.06" calcext:value-type="float">
            <text:p>0,06</text:p>
          </table:table-cell>
          <table:table-cell table:formula="of:=[.F51]/(10^7)" office:value-type="float" office:value="0.000000352" calcext:value-type="float">
            <text:p>0,000000352</text:p>
          </table:table-cell>
          <table:table-cell table:formula="of:=[.G51]/10^7" office:value-type="float" office:value="0.000000006" calcext:value-type="float">
            <text:p>0,000000006</text:p>
          </table:table-cell>
          <table:table-cell table:formula="of:=[.D51]-[.H51]"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.01" calcext:value-type="float">
            <text:p>2,01</text:p>
          </table:table-cell>
          <table:table-cell office:value-type="float" office:value="0.06" calcext:value-type="float">
            <text:p>0,06</text:p>
          </table:table-cell>
          <table:table-cell table:formula="of:=[.O51]/10^7" office:value-type="float" office:value="0.000000201" calcext:value-type="float">
            <text:p>0,000000201</text:p>
          </table:table-cell>
          <table:table-cell table:formula="of:=[.P51]/10^7" office:value-type="float" office:value="0.000000006" calcext:value-type="float">
            <text:p>0,000000006</text:p>
          </table:table-cell>
          <table:table-cell office:value-type="float" office:value="5.02" calcext:value-type="float">
            <text:p>5,02</text:p>
          </table:table-cell>
          <table:table-cell office:value-type="float" office:value="0.06" calcext:value-type="float">
            <text:p>0,06</text:p>
          </table:table-cell>
          <table:table-cell table:formula="of:=[.S51]/(10^7)" office:value-type="float" office:value="0.000000502" calcext:value-type="float">
            <text:p>0,000000502</text:p>
          </table:table-cell>
          <table:table-cell table:formula="of:=[.T51]/10^7" office:value-type="float" office:value="0.000000006" calcext:value-type="float">
            <text:p>0,000000006</text:p>
          </table:table-cell>
          <table:table-cell table:formula="of:=[.U51]-[.Q51]" office:value-type="float" office:value="0.000000301" calcext:value-type="float">
            <text:p>0,000000301</text:p>
          </table:table-cell>
          <table:table-cell/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3.77" calcext:value-type="float">
            <text:p>3,77</text:p>
          </table:table-cell>
          <table:table-cell office:value-type="float" office:value="0.06" calcext:value-type="float">
            <text:p>0,06</text:p>
          </table:table-cell>
          <table:table-cell table:formula="of:=[.B52]/10^7" office:value-type="float" office:value="0.000000377" calcext:value-type="float">
            <text:p>0,000000377</text:p>
          </table:table-cell>
          <table:table-cell table:formula="of:=[.C52]/10^7" office:value-type="float" office:value="0.000000006" calcext:value-type="float">
            <text:p>0,000000006</text:p>
          </table:table-cell>
          <table:table-cell office:value-type="float" office:value="3.77" calcext:value-type="float">
            <text:p>3,77</text:p>
          </table:table-cell>
          <table:table-cell office:value-type="float" office:value="0.06" calcext:value-type="float">
            <text:p>0,06</text:p>
          </table:table-cell>
          <table:table-cell table:formula="of:=[.F52]/(10^7)" office:value-type="float" office:value="0.000000377" calcext:value-type="float">
            <text:p>0,000000377</text:p>
          </table:table-cell>
          <table:table-cell table:formula="of:=[.G52]/10^7" office:value-type="float" office:value="0.000000006" calcext:value-type="float">
            <text:p>0,000000006</text:p>
          </table:table-cell>
          <table:table-cell table:formula="of:=[.D52]-[.H52]" office:value-type="float" office:value="0" calcext:value-type="float">
            <text:p>0</text:p>
          </table:table-cell>
          <table:table-cell table:number-columns-repeated="3"/>
          <table:table-cell office:value-type="float" office:value="7.5" calcext:value-type="float">
            <text:p>7,5</text:p>
          </table:table-cell>
          <table:table-cell office:value-type="float" office:value="2.05" calcext:value-type="float">
            <text:p>2,05</text:p>
          </table:table-cell>
          <table:table-cell office:value-type="float" office:value="0.06" calcext:value-type="float">
            <text:p>0,06</text:p>
          </table:table-cell>
          <table:table-cell table:formula="of:=[.O52]/10^7" office:value-type="float" office:value="0.000000205" calcext:value-type="float">
            <text:p>0,000000205</text:p>
          </table:table-cell>
          <table:table-cell table:formula="of:=[.P52]/10^7" office:value-type="float" office:value="0.000000006" calcext:value-type="float">
            <text:p>0,000000006</text:p>
          </table:table-cell>
          <table:table-cell office:value-type="float" office:value="5.49" calcext:value-type="float">
            <text:p>5,49</text:p>
          </table:table-cell>
          <table:table-cell office:value-type="float" office:value="0.06" calcext:value-type="float">
            <text:p>0,06</text:p>
          </table:table-cell>
          <table:table-cell table:formula="of:=[.S52]/(10^7)" office:value-type="float" office:value="0.000000549" calcext:value-type="float">
            <text:p>0,000000549</text:p>
          </table:table-cell>
          <table:table-cell table:formula="of:=[.T52]/10^7" office:value-type="float" office:value="0.000000006" calcext:value-type="float">
            <text:p>0,000000006</text:p>
          </table:table-cell>
          <table:table-cell table:formula="of:=[.U52]-[.Q52]" office:value-type="float" office:value="0.000000344" calcext:value-type="float">
            <text:p>0,0000003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03" calcext:value-type="float">
            <text:p>4,03</text:p>
          </table:table-cell>
          <table:table-cell office:value-type="float" office:value="0.06" calcext:value-type="float">
            <text:p>0,06</text:p>
          </table:table-cell>
          <table:table-cell table:formula="of:=[.B53]/10^7" office:value-type="float" office:value="0.000000403" calcext:value-type="float">
            <text:p>0,000000403</text:p>
          </table:table-cell>
          <table:table-cell table:formula="of:=[.C53]/10^7" office:value-type="float" office:value="0.000000006" calcext:value-type="float">
            <text:p>0,000000006</text:p>
          </table:table-cell>
          <table:table-cell office:value-type="float" office:value="4.02" calcext:value-type="float">
            <text:p>4,02</text:p>
          </table:table-cell>
          <table:table-cell office:value-type="float" office:value="0.06" calcext:value-type="float">
            <text:p>0,06</text:p>
          </table:table-cell>
          <table:table-cell table:formula="of:=[.F53]/(10^7)" office:value-type="float" office:value="0.000000402" calcext:value-type="float">
            <text:p>0,000000402</text:p>
          </table:table-cell>
          <table:table-cell table:formula="of:=[.G53]/10^7" office:value-type="float" office:value="0.000000006" calcext:value-type="float">
            <text:p>0,000000006</text:p>
          </table:table-cell>
          <table:table-cell table:formula="of:=[.D53]-[.H53]" office:value-type="float" office:value="0.00000000100000000000008" calcext:value-type="float">
            <text:p>0,00000000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.08" calcext:value-type="float">
            <text:p>2,08</text:p>
          </table:table-cell>
          <table:table-cell office:value-type="float" office:value="0.06" calcext:value-type="float">
            <text:p>0,06</text:p>
          </table:table-cell>
          <table:table-cell table:formula="of:=[.O53]/10^7" office:value-type="float" office:value="0.000000208" calcext:value-type="float">
            <text:p>0,000000208</text:p>
          </table:table-cell>
          <table:table-cell table:formula="of:=[.P53]/10^7" office:value-type="float" office:value="0.000000006" calcext:value-type="float">
            <text:p>0,000000006</text:p>
          </table:table-cell>
          <table:table-cell office:value-type="float" office:value="5.97" calcext:value-type="float">
            <text:p>5,97</text:p>
          </table:table-cell>
          <table:table-cell office:value-type="float" office:value="0.06" calcext:value-type="float">
            <text:p>0,06</text:p>
          </table:table-cell>
          <table:table-cell table:formula="of:=[.S53]/(10^7)" office:value-type="float" office:value="0.000000597" calcext:value-type="float">
            <text:p>0,000000597</text:p>
          </table:table-cell>
          <table:table-cell table:formula="of:=[.T53]/10^7" office:value-type="float" office:value="0.000000006" calcext:value-type="float">
            <text:p>0,000000006</text:p>
          </table:table-cell>
          <table:table-cell table:formula="of:=[.U53]-[.Q53]" office:value-type="float" office:value="0.000000389" calcext:value-type="float">
            <text:p>0,000000389</text:p>
          </table:table-cell>
          <table:table-cell/>
        </table:table-row>
        <table:table-row table:style-name="ro1">
          <table:table-cell office:value-type="float" office:value="8.5" calcext:value-type="float">
            <text:p>8,5</text:p>
          </table:table-cell>
          <table:table-cell office:value-type="float" office:value="4.28" calcext:value-type="float">
            <text:p>4,28</text:p>
          </table:table-cell>
          <table:table-cell office:value-type="float" office:value="0.06" calcext:value-type="float">
            <text:p>0,06</text:p>
          </table:table-cell>
          <table:table-cell table:formula="of:=[.B54]/10^7" office:value-type="float" office:value="0.000000428" calcext:value-type="float">
            <text:p>0,000000428</text:p>
          </table:table-cell>
          <table:table-cell table:formula="of:=[.C54]/10^7" office:value-type="float" office:value="0.000000006" calcext:value-type="float">
            <text:p>0,000000006</text:p>
          </table:table-cell>
          <table:table-cell office:value-type="float" office:value="4.28" calcext:value-type="float">
            <text:p>4,28</text:p>
          </table:table-cell>
          <table:table-cell office:value-type="float" office:value="0.06" calcext:value-type="float">
            <text:p>0,06</text:p>
          </table:table-cell>
          <table:table-cell table:formula="of:=[.F54]/(10^7)" office:value-type="float" office:value="0.000000428" calcext:value-type="float">
            <text:p>0,000000428</text:p>
          </table:table-cell>
          <table:table-cell table:formula="of:=[.G54]/10^7" office:value-type="float" office:value="0.000000006" calcext:value-type="float">
            <text:p>0,000000006</text:p>
          </table:table-cell>
          <table:table-cell table:formula="of:=[.D54]-[.H54]" office:value-type="float" office:value="0" calcext:value-type="float">
            <text:p>0</text:p>
          </table:table-cell>
          <table:table-cell table:number-columns-repeated="3"/>
          <table:table-cell office:value-type="float" office:value="8.5" calcext:value-type="float">
            <text:p>8,5</text:p>
          </table:table-cell>
          <table:table-cell office:value-type="float" office:value="2.1" calcext:value-type="float">
            <text:p>2,1</text:p>
          </table:table-cell>
          <table:table-cell office:value-type="float" office:value="0.06" calcext:value-type="float">
            <text:p>0,06</text:p>
          </table:table-cell>
          <table:table-cell table:formula="of:=[.O54]/10^7" office:value-type="float" office:value="0.00000021" calcext:value-type="float">
            <text:p>0,00000021</text:p>
          </table:table-cell>
          <table:table-cell table:formula="of:=[.P54]/10^7" office:value-type="float" office:value="0.000000006" calcext:value-type="float">
            <text:p>0,000000006</text:p>
          </table:table-cell>
          <table:table-cell office:value-type="float" office:value="6.45" calcext:value-type="float">
            <text:p>6,45</text:p>
          </table:table-cell>
          <table:table-cell office:value-type="float" office:value="0.06" calcext:value-type="float">
            <text:p>0,06</text:p>
          </table:table-cell>
          <table:table-cell table:formula="of:=[.S54]/(10^7)" office:value-type="float" office:value="0.000000645" calcext:value-type="float">
            <text:p>0,000000645</text:p>
          </table:table-cell>
          <table:table-cell table:formula="of:=[.T54]/10^7" office:value-type="float" office:value="0.000000006" calcext:value-type="float">
            <text:p>0,000000006</text:p>
          </table:table-cell>
          <table:table-cell table:formula="of:=[.U54]-[.Q54]" office:value-type="float" office:value="0.000000435" calcext:value-type="float">
            <text:p>0,0000004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.53" calcext:value-type="float">
            <text:p>4,53</text:p>
          </table:table-cell>
          <table:table-cell office:value-type="float" office:value="0.06" calcext:value-type="float">
            <text:p>0,06</text:p>
          </table:table-cell>
          <table:table-cell table:formula="of:=[.B55]/10^7" office:value-type="float" office:value="0.000000453" calcext:value-type="float">
            <text:p>0,000000453</text:p>
          </table:table-cell>
          <table:table-cell table:formula="of:=[.C55]/10^7" office:value-type="float" office:value="0.000000006" calcext:value-type="float">
            <text:p>0,000000006</text:p>
          </table:table-cell>
          <table:table-cell office:value-type="float" office:value="4.53" calcext:value-type="float">
            <text:p>4,53</text:p>
          </table:table-cell>
          <table:table-cell office:value-type="float" office:value="0.06" calcext:value-type="float">
            <text:p>0,06</text:p>
          </table:table-cell>
          <table:table-cell table:formula="of:=[.F55]/(10^7)" office:value-type="float" office:value="0.000000453" calcext:value-type="float">
            <text:p>0,000000453</text:p>
          </table:table-cell>
          <table:table-cell table:formula="of:=[.G55]/10^7" office:value-type="float" office:value="0.000000006" calcext:value-type="float">
            <text:p>0,000000006</text:p>
          </table:table-cell>
          <table:table-cell table:formula="of:=[.D55]-[.H55]"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.12" calcext:value-type="float">
            <text:p>2,12</text:p>
          </table:table-cell>
          <table:table-cell office:value-type="float" office:value="0.06" calcext:value-type="float">
            <text:p>0,06</text:p>
          </table:table-cell>
          <table:table-cell table:formula="of:=[.O55]/10^7" office:value-type="float" office:value="0.000000212" calcext:value-type="float">
            <text:p>0,000000212</text:p>
          </table:table-cell>
          <table:table-cell table:formula="of:=[.P55]/10^7" office:value-type="float" office:value="0.000000006" calcext:value-type="float">
            <text:p>0,000000006</text:p>
          </table:table-cell>
          <table:table-cell office:value-type="float" office:value="6.94" calcext:value-type="float">
            <text:p>6,94</text:p>
          </table:table-cell>
          <table:table-cell office:value-type="float" office:value="0.06" calcext:value-type="float">
            <text:p>0,06</text:p>
          </table:table-cell>
          <table:table-cell table:formula="of:=[.S55]/(10^7)" office:value-type="float" office:value="0.000000694" calcext:value-type="float">
            <text:p>0,000000694</text:p>
          </table:table-cell>
          <table:table-cell table:formula="of:=[.T55]/10^7" office:value-type="float" office:value="0.000000006" calcext:value-type="float">
            <text:p>0,000000006</text:p>
          </table:table-cell>
          <table:table-cell table:formula="of:=[.U55]-[.Q55]" office:value-type="float" office:value="0.000000482" calcext:value-type="float">
            <text:p>0,000000482</text:p>
          </table:table-cell>
          <table:table-cell/>
        </table:table-row>
        <table:table-row table:style-name="ro1">
          <table:table-cell office:value-type="float" office:value="9.5" calcext:value-type="float">
            <text:p>9,5</text:p>
          </table:table-cell>
          <table:table-cell office:value-type="float" office:value="4.78" calcext:value-type="float">
            <text:p>4,78</text:p>
          </table:table-cell>
          <table:table-cell office:value-type="float" office:value="0.06" calcext:value-type="float">
            <text:p>0,06</text:p>
          </table:table-cell>
          <table:table-cell table:formula="of:=[.B56]/10^7" office:value-type="float" office:value="0.000000478" calcext:value-type="float">
            <text:p>0,000000478</text:p>
          </table:table-cell>
          <table:table-cell table:formula="of:=[.C56]/10^7" office:value-type="float" office:value="0.000000006" calcext:value-type="float">
            <text:p>0,000000006</text:p>
          </table:table-cell>
          <table:table-cell office:value-type="float" office:value="4.79" calcext:value-type="float">
            <text:p>4,79</text:p>
          </table:table-cell>
          <table:table-cell office:value-type="float" office:value="0.06" calcext:value-type="float">
            <text:p>0,06</text:p>
          </table:table-cell>
          <table:table-cell table:formula="of:=[.F56]/(10^7)" office:value-type="float" office:value="0.000000479" calcext:value-type="float">
            <text:p>0,000000479</text:p>
          </table:table-cell>
          <table:table-cell table:formula="of:=[.G56]/10^7" office:value-type="float" office:value="0.000000006" calcext:value-type="float">
            <text:p>0,000000006</text:p>
          </table:table-cell>
          <table:table-cell table:formula="of:=[.D56]-[.H56]" office:value-type="float" office:value="-0.000000000999999999999969" calcext:value-type="float">
            <text:p>-0,000000001</text:p>
          </table:table-cell>
          <table:table-cell table:number-columns-repeated="3"/>
          <table:table-cell office:value-type="float" office:value="9.5" calcext:value-type="float">
            <text:p>9,5</text:p>
          </table:table-cell>
          <table:table-cell office:value-type="float" office:value="2.14" calcext:value-type="float">
            <text:p>2,14</text:p>
          </table:table-cell>
          <table:table-cell office:value-type="float" office:value="0.06" calcext:value-type="float">
            <text:p>0,06</text:p>
          </table:table-cell>
          <table:table-cell table:formula="of:=[.O56]/10^7" office:value-type="float" office:value="0.000000214" calcext:value-type="float">
            <text:p>0,000000214</text:p>
          </table:table-cell>
          <table:table-cell table:formula="of:=[.P56]/10^7" office:value-type="float" office:value="0.000000006" calcext:value-type="float">
            <text:p>0,000000006</text:p>
          </table:table-cell>
          <table:table-cell office:value-type="float" office:value="7.42" calcext:value-type="float">
            <text:p>7,42</text:p>
          </table:table-cell>
          <table:table-cell office:value-type="float" office:value="0.06" calcext:value-type="float">
            <text:p>0,06</text:p>
          </table:table-cell>
          <table:table-cell table:formula="of:=[.S56]/(10^7)" office:value-type="float" office:value="0.000000742" calcext:value-type="float">
            <text:p>0,000000742</text:p>
          </table:table-cell>
          <table:table-cell table:formula="of:=[.T56]/10^7" office:value-type="float" office:value="0.000000006" calcext:value-type="float">
            <text:p>0,000000006</text:p>
          </table:table-cell>
          <table:table-cell table:formula="of:=[.U56]-[.Q56]" office:value-type="float" office:value="0.000000528" calcext:value-type="float">
            <text:p>0,00000052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.3" calcext:value-type="float">
            <text:p>50,3</text:p>
          </table:table-cell>
          <table:table-cell office:value-type="float" office:value="0.06" calcext:value-type="float">
            <text:p>0,06</text:p>
          </table:table-cell>
          <table:table-cell table:formula="of:=[.B57]/10^7" office:value-type="float" office:value="0.00000503" calcext:value-type="float">
            <text:p>0,00000503</text:p>
          </table:table-cell>
          <table:table-cell table:formula="of:=[.C57]/10^7" office:value-type="float" office:value="0.000000006" calcext:value-type="float">
            <text:p>0,000000006</text:p>
          </table:table-cell>
          <table:table-cell office:value-type="float" office:value="50.4" calcext:value-type="float">
            <text:p>50,4</text:p>
          </table:table-cell>
          <table:table-cell office:value-type="float" office:value="0.06" calcext:value-type="float">
            <text:p>0,06</text:p>
          </table:table-cell>
          <table:table-cell table:formula="of:=[.F57]/(10^7)" office:value-type="float" office:value="0.00000504" calcext:value-type="float">
            <text:p>0,00000504</text:p>
          </table:table-cell>
          <table:table-cell table:formula="of:=[.G57]/10^7" office:value-type="float" office:value="0.000000006" calcext:value-type="float">
            <text:p>0,000000006</text:p>
          </table:table-cell>
          <table:table-cell table:formula="of:=[.D57]-[.H57]" office:value-type="float" office:value="-0.0000000099999999999999" calcext:value-type="float">
            <text:p>-0,00000001</text:p>
          </table:table-cell>
          <table:table-cell table:number-columns-repeated="3"/>
          <table:table-cell office:value-type="float" office:value="9.6" calcext:value-type="float">
            <text:p>9,6</text:p>
          </table:table-cell>
          <table:table-cell office:value-type="float" office:value="2.15" calcext:value-type="float">
            <text:p>2,15</text:p>
          </table:table-cell>
          <table:table-cell office:value-type="float" office:value="0.06" calcext:value-type="float">
            <text:p>0,06</text:p>
          </table:table-cell>
          <table:table-cell table:formula="of:=[.O57]/10^7" office:value-type="float" office:value="0.000000215" calcext:value-type="float">
            <text:p>0,000000215</text:p>
          </table:table-cell>
          <table:table-cell table:formula="of:=[.P57]/10^7" office:value-type="float" office:value="0.000000006" calcext:value-type="float">
            <text:p>0,000000006</text:p>
          </table:table-cell>
          <table:table-cell office:value-type="float" office:value="7.52" calcext:value-type="float">
            <text:p>7,52</text:p>
          </table:table-cell>
          <table:table-cell office:value-type="float" office:value="0.06" calcext:value-type="float">
            <text:p>0,06</text:p>
          </table:table-cell>
          <table:table-cell table:formula="of:=[.S57]/(10^7)" office:value-type="float" office:value="0.000000752" calcext:value-type="float">
            <text:p>0,000000752</text:p>
          </table:table-cell>
          <table:table-cell table:formula="of:=[.T57]/10^7" office:value-type="float" office:value="0.000000006" calcext:value-type="float">
            <text:p>0,000000006</text:p>
          </table:table-cell>
          <table:table-cell table:formula="of:=[.U57]-[.Q57]" office:value-type="float" office:value="0.000000537" calcext:value-type="float">
            <text:p>0,00000053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.7" calcext:value-type="float">
            <text:p>9,7</text:p>
          </table:table-cell>
          <table:table-cell office:value-type="float" office:value="2.155" calcext:value-type="float">
            <text:p>2,155</text:p>
          </table:table-cell>
          <table:table-cell office:value-type="float" office:value="0.06" calcext:value-type="float">
            <text:p>0,06</text:p>
          </table:table-cell>
          <table:table-cell table:formula="of:=[.O58]/10^7" office:value-type="float" office:value="0.0000002155" calcext:value-type="float">
            <text:p>2,155E-007</text:p>
          </table:table-cell>
          <table:table-cell table:formula="of:=[.P58]/10^7" office:value-type="float" office:value="0.000000006" calcext:value-type="float">
            <text:p>0,000000006</text:p>
          </table:table-cell>
          <table:table-cell office:value-type="float" office:value="7.62" calcext:value-type="float">
            <text:p>7,62</text:p>
          </table:table-cell>
          <table:table-cell office:value-type="float" office:value="0.06" calcext:value-type="float">
            <text:p>0,06</text:p>
          </table:table-cell>
          <table:table-cell table:formula="of:=[.S58]/(10^7)" office:value-type="float" office:value="0.000000762" calcext:value-type="float">
            <text:p>0,000000762</text:p>
          </table:table-cell>
          <table:table-cell table:formula="of:=[.T58]/10^7" office:value-type="float" office:value="0.000000006" calcext:value-type="float">
            <text:p>0,000000006</text:p>
          </table:table-cell>
          <table:table-cell table:formula="of:=[.U58]-[.Q58]" office:value-type="float" office:value="0.0000005465" calcext:value-type="float">
            <text:p>5,465E-00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.8" calcext:value-type="float">
            <text:p>9,8</text:p>
          </table:table-cell>
          <table:table-cell office:value-type="float" office:value="2.16" calcext:value-type="float">
            <text:p>2,16</text:p>
          </table:table-cell>
          <table:table-cell office:value-type="float" office:value="0.06" calcext:value-type="float">
            <text:p>0,06</text:p>
          </table:table-cell>
          <table:table-cell table:formula="of:=[.O59]/10^7" office:value-type="float" office:value="0.000000216" calcext:value-type="float">
            <text:p>0,000000216</text:p>
          </table:table-cell>
          <table:table-cell table:formula="of:=[.P59]/10^7" office:value-type="float" office:value="0.000000006" calcext:value-type="float">
            <text:p>0,000000006</text:p>
          </table:table-cell>
          <table:table-cell office:value-type="float" office:value="7.71" calcext:value-type="float">
            <text:p>7,71</text:p>
          </table:table-cell>
          <table:table-cell office:value-type="float" office:value="0.06" calcext:value-type="float">
            <text:p>0,06</text:p>
          </table:table-cell>
          <table:table-cell table:formula="of:=[.S59]/(10^7)" office:value-type="float" office:value="0.000000771" calcext:value-type="float">
            <text:p>0,000000771</text:p>
          </table:table-cell>
          <table:table-cell table:formula="of:=[.T59]/10^7" office:value-type="float" office:value="0.000000006" calcext:value-type="float">
            <text:p>0,000000006</text:p>
          </table:table-cell>
          <table:table-cell table:formula="of:=[.U59]-[.Q59]" office:value-type="float" office:value="0.000000555" calcext:value-type="float">
            <text:p>0,00000055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9.9" calcext:value-type="float">
            <text:p>9,9</text:p>
          </table:table-cell>
          <table:table-cell office:value-type="float" office:value="2.165" calcext:value-type="float">
            <text:p>2,165</text:p>
          </table:table-cell>
          <table:table-cell office:value-type="float" office:value="0.06" calcext:value-type="float">
            <text:p>0,06</text:p>
          </table:table-cell>
          <table:table-cell table:formula="of:=[.O60]/10^7" office:value-type="float" office:value="0.0000002165" calcext:value-type="float">
            <text:p>2,165E-007</text:p>
          </table:table-cell>
          <table:table-cell table:formula="of:=[.P60]/10^7" office:value-type="float" office:value="0.000000006" calcext:value-type="float">
            <text:p>0,000000006</text:p>
          </table:table-cell>
          <table:table-cell office:value-type="float" office:value="7.82" calcext:value-type="float">
            <text:p>7,82</text:p>
          </table:table-cell>
          <table:table-cell office:value-type="float" office:value="0.06" calcext:value-type="float">
            <text:p>0,06</text:p>
          </table:table-cell>
          <table:table-cell table:formula="of:=[.S60]/(10^7)" office:value-type="float" office:value="0.000000782" calcext:value-type="float">
            <text:p>0,000000782</text:p>
          </table:table-cell>
          <table:table-cell table:formula="of:=[.T60]/10^7" office:value-type="float" office:value="0.000000006" calcext:value-type="float">
            <text:p>0,000000006</text:p>
          </table:table-cell>
          <table:table-cell table:formula="of:=[.U60]-[.Q60]" office:value-type="float" office:value="0.0000005655" calcext:value-type="float">
            <text:p>5,655E-007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0" calcext:value-type="float">
            <text:p>10</text:p>
          </table:table-cell>
          <table:table-cell office:value-type="float" office:value="2.17" calcext:value-type="float">
            <text:p>2,17</text:p>
          </table:table-cell>
          <table:table-cell office:value-type="float" office:value="0.06" calcext:value-type="float">
            <text:p>0,06</text:p>
          </table:table-cell>
          <table:table-cell table:formula="of:=[.O61]/10^7" office:value-type="float" office:value="0.000000217" calcext:value-type="float">
            <text:p>0,000000217</text:p>
          </table:table-cell>
          <table:table-cell table:formula="of:=[.P61]/10^7" office:value-type="float" office:value="0.000000006" calcext:value-type="float">
            <text:p>0,000000006</text:p>
          </table:table-cell>
          <table:table-cell office:value-type="float" office:value="7.9" calcext:value-type="float">
            <text:p>7,9</text:p>
          </table:table-cell>
          <table:table-cell office:value-type="float" office:value="0.06" calcext:value-type="float">
            <text:p>0,06</text:p>
          </table:table-cell>
          <table:table-cell table:formula="of:=[.S61]/(10^7)" office:value-type="float" office:value="0.00000079" calcext:value-type="float">
            <text:p>0,00000079</text:p>
          </table:table-cell>
          <table:table-cell table:formula="of:=[.T61]/10^7" office:value-type="float" office:value="0.000000006" calcext:value-type="float">
            <text:p>0,000000006</text:p>
          </table:table-cell>
          <table:table-cell table:formula="of:=[.U61]-[.Q61]" office:value-type="float" office:value="0.000000573" calcext:value-type="float">
            <text:p>0,000000573</text:p>
          </table:table-cell>
          <table:table-cell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4"/>
          <table:table-cell office:value-type="string" calcext:value-type="string">
            <text:p>Spannung/V</text:p>
          </table:table-cell>
          <table:table-cell office:value-type="string" calcext:value-type="string">
            <text:p>Fehler Spannung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Strom/ $\mu$ A</text:p>
          </table:table-cell>
          <table:table-cell office:value-type="string" calcext:value-type="string">
            <text:p>Fehler Strom/mA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 office:value-type="string" calcext:value-type="string">
            <text:p>Diodenstrom</text:p>
          </table:table-cell>
          <table:table-cell office:value-type="string" calcext:value-type="string">
            <text:p>Fehler/A</text:p>
          </table:table-cell>
        </table:table-row>
        <table:table-row table:style-name="ro1">
          <table:table-cell table:number-columns-repeated="14"/>
          <table:table-cell office:value-type="float" office:value="2.5" calcext:value-type="float">
            <text:p>2,5</text:p>
          </table:table-cell>
          <table:table-cell/>
          <table:table-cell table:formula="of:=[.O64]/10^7" office:value-type="float" office:value="0.00000025" calcext:value-type="float">
            <text:p>0,00000025</text:p>
          </table:table-cell>
          <table:table-cell/>
          <table:table-cell table:formula="of:=2.4" office:value-type="float" office:value="2.4" calcext:value-type="float">
            <text:p>2,4</text:p>
          </table:table-cell>
          <table:table-cell/>
          <table:table-cell table:formula="of:=[.S64]*10^(-6)" office:value-type="float" office:value="0.0000024" calcext:value-type="float">
            <text:p>0,0000024</text:p>
          </table:table-cell>
          <table:table-cell/>
          <table:table-cell table:formula="of:=[.S64]-[.Q64]" office:value-type="float" office:value="2.39999975" calcext:value-type="float">
            <text:p>2,3999997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table:formula="of:=[.O65]/10^7" office:value-type="float" office:value="0.0000003" calcext:value-type="float">
            <text:p>0,0000003</text:p>
          </table:table-cell>
          <table:table-cell/>
          <table:table-cell office:value-type="float" office:value="13" calcext:value-type="float">
            <text:p>13</text:p>
          </table:table-cell>
          <table:table-cell/>
          <table:table-cell table:formula="of:=[.S65]*10^(-6)" office:value-type="float" office:value="0.000013" calcext:value-type="float">
            <text:p>0,000013</text:p>
          </table:table-cell>
          <table:table-cell/>
          <table:table-cell table:formula="of:=[.S65]-[.Q65]" office:value-type="float" office:value="12.9999997" calcext:value-type="float">
            <text:p>12,999999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3" calcext:value-type="float">
            <text:p>3,3</text:p>
          </table:table-cell>
          <table:table-cell/>
          <table:table-cell table:formula="of:=[.O66]/10^7" office:value-type="float" office:value="0.00000033" calcext:value-type="float">
            <text:p>0,00000033</text:p>
          </table:table-cell>
          <table:table-cell/>
          <table:table-cell office:value-type="float" office:value="32.8" calcext:value-type="float">
            <text:p>32,8</text:p>
          </table:table-cell>
          <table:table-cell/>
          <table:table-cell table:formula="of:=[.S66]*10^(-6)" office:value-type="float" office:value="0.0000328" calcext:value-type="float">
            <text:p>0,0000328</text:p>
          </table:table-cell>
          <table:table-cell/>
          <table:table-cell table:formula="of:=[.S66]-[.Q66]" office:value-type="float" office:value="32.79999967" calcext:value-type="float">
            <text:p>32,79999967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4" calcext:value-type="float">
            <text:p>3,4</text:p>
          </table:table-cell>
          <table:table-cell/>
          <table:table-cell table:formula="of:=[.O67]/10^7" office:value-type="float" office:value="0.00000034" calcext:value-type="float">
            <text:p>0,00000034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formula="of:=[.S67]*10^(-6)" office:value-type="float" office:value="0.000043" calcext:value-type="float">
            <text:p>0,000043</text:p>
          </table:table-cell>
          <table:table-cell/>
          <table:table-cell table:formula="of:=[.S67]-[.Q67]" office:value-type="float" office:value="42.99999966" calcext:value-type="float">
            <text:p>42,9999996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5" calcext:value-type="float">
            <text:p>3,5</text:p>
          </table:table-cell>
          <table:table-cell/>
          <table:table-cell table:formula="of:=[.O68]/10^7" office:value-type="float" office:value="0.00000035" calcext:value-type="float">
            <text:p>0,00000035</text:p>
          </table:table-cell>
          <table:table-cell/>
          <table:table-cell office:value-type="float" office:value="56.5" calcext:value-type="float">
            <text:p>56,5</text:p>
          </table:table-cell>
          <table:table-cell/>
          <table:table-cell table:formula="of:=[.S68]*10^(-6)" office:value-type="float" office:value="0.0000565" calcext:value-type="float">
            <text:p>0,0000565</text:p>
          </table:table-cell>
          <table:table-cell/>
          <table:table-cell table:formula="of:=[.S68]-[.Q68]" office:value-type="float" office:value="56.49999965" calcext:value-type="float">
            <text:p>56,4999996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6" calcext:value-type="float">
            <text:p>3,6</text:p>
          </table:table-cell>
          <table:table-cell/>
          <table:table-cell table:formula="of:=[.O69]/10^7" office:value-type="float" office:value="0.00000036" calcext:value-type="float">
            <text:p>0,00000036</text:p>
          </table:table-cell>
          <table:table-cell/>
          <table:table-cell office:value-type="float" office:value="74" calcext:value-type="float">
            <text:p>74</text:p>
          </table:table-cell>
          <table:table-cell/>
          <table:table-cell table:formula="of:=[.S69]*10^(-6)" office:value-type="float" office:value="0.000074" calcext:value-type="float">
            <text:p>0,000074</text:p>
          </table:table-cell>
          <table:table-cell/>
          <table:table-cell table:formula="of:=[.S69]-[.Q69]" office:value-type="float" office:value="73.99999964" calcext:value-type="float">
            <text:p>73,9999996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7" calcext:value-type="float">
            <text:p>3,7</text:p>
          </table:table-cell>
          <table:table-cell/>
          <table:table-cell table:formula="of:=[.O70]/10^7" office:value-type="float" office:value="0.00000037" calcext:value-type="float">
            <text:p>0,00000037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table:formula="of:=[.S70]*10^(-6)" office:value-type="float" office:value="0.000094" calcext:value-type="float">
            <text:p>0,000094</text:p>
          </table:table-cell>
          <table:table-cell/>
          <table:table-cell table:formula="of:=[.S70]-[.Q70]" office:value-type="float" office:value="93.99999963" calcext:value-type="float">
            <text:p>93,99999963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8" calcext:value-type="float">
            <text:p>3,8</text:p>
          </table:table-cell>
          <table:table-cell/>
          <table:table-cell table:formula="of:=[.O71]/10^7" office:value-type="float" office:value="0.00000038" calcext:value-type="float">
            <text:p>0,00000038</text:p>
          </table:table-cell>
          <table:table-cell/>
          <table:table-cell office:value-type="float" office:value="125" calcext:value-type="float">
            <text:p>125</text:p>
          </table:table-cell>
          <table:table-cell/>
          <table:table-cell table:formula="of:=[.S71]*10^(-6)" office:value-type="float" office:value="0.000125" calcext:value-type="float">
            <text:p>0,000125</text:p>
          </table:table-cell>
          <table:table-cell/>
          <table:table-cell table:formula="of:=[.S71]-[.Q71]" office:value-type="float" office:value="124.99999962" calcext:value-type="float">
            <text:p>124,9999996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3.9" calcext:value-type="float">
            <text:p>3,9</text:p>
          </table:table-cell>
          <table:table-cell/>
          <table:table-cell table:formula="of:=[.O72]/10^7" office:value-type="float" office:value="0.00000039" calcext:value-type="float">
            <text:p>0,00000039</text:p>
          </table:table-cell>
          <table:table-cell/>
          <table:table-cell office:value-type="float" office:value="165" calcext:value-type="float">
            <text:p>165</text:p>
          </table:table-cell>
          <table:table-cell/>
          <table:table-cell table:formula="of:=[.S72]*10^(-6)" office:value-type="float" office:value="0.000165" calcext:value-type="float">
            <text:p>0,000165</text:p>
          </table:table-cell>
          <table:table-cell/>
          <table:table-cell table:formula="of:=[.S72]-[.Q72]" office:value-type="float" office:value="164.99999961" calcext:value-type="float">
            <text:p>164,9999996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" calcext:value-type="float">
            <text:p>4</text:p>
          </table:table-cell>
          <table:table-cell/>
          <table:table-cell table:formula="of:=[.O73]/10^7" office:value-type="float" office:value="0.0000004" calcext:value-type="float">
            <text:p>0,0000004</text:p>
          </table:table-cell>
          <table:table-cell/>
          <table:table-cell office:value-type="float" office:value="215" calcext:value-type="float">
            <text:p>215</text:p>
          </table:table-cell>
          <table:table-cell/>
          <table:table-cell table:formula="of:=[.S73]*10^(-6)" office:value-type="float" office:value="0.000215" calcext:value-type="float">
            <text:p>0,000215</text:p>
          </table:table-cell>
          <table:table-cell/>
          <table:table-cell table:formula="of:=[.S73]-[.Q73]" office:value-type="float" office:value="214.9999996" calcext:value-type="float">
            <text:p>214,999999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2" calcext:value-type="float">
            <text:p>4,2</text:p>
          </table:table-cell>
          <table:table-cell/>
          <table:table-cell table:formula="of:=[.O74]/10^7" office:value-type="float" office:value="0.00000042" calcext:value-type="float">
            <text:p>0,00000042</text:p>
          </table:table-cell>
          <table:table-cell/>
          <table:table-cell office:value-type="float" office:value="364" calcext:value-type="float">
            <text:p>364</text:p>
          </table:table-cell>
          <table:table-cell/>
          <table:table-cell table:formula="of:=[.S74]*10^(-6)" office:value-type="float" office:value="0.000364" calcext:value-type="float">
            <text:p>0,000364</text:p>
          </table:table-cell>
          <table:table-cell/>
          <table:table-cell table:formula="of:=[.S74]-[.Q74]" office:value-type="float" office:value="363.99999958" calcext:value-type="float">
            <text:p>363,99999958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4" calcext:value-type="float">
            <text:p>4,4</text:p>
          </table:table-cell>
          <table:table-cell/>
          <table:table-cell table:formula="of:=[.O75]/10^7" office:value-type="float" office:value="0.00000044" calcext:value-type="float">
            <text:p>0,00000044</text:p>
          </table:table-cell>
          <table:table-cell/>
          <table:table-cell office:value-type="float" office:value="6.42" calcext:value-type="float">
            <text:p>6,42</text:p>
          </table:table-cell>
          <table:table-cell/>
          <table:table-cell table:formula="of:=[.S75]*10^(-6)" office:value-type="float" office:value="0.00000642" calcext:value-type="float">
            <text:p>0,00000642</text:p>
          </table:table-cell>
          <table:table-cell/>
          <table:table-cell table:formula="of:=[.S75]-[.Q75]" office:value-type="float" office:value="6.41999956" calcext:value-type="float">
            <text:p>6,41999956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6" calcext:value-type="float">
            <text:p>4,6</text:p>
          </table:table-cell>
          <table:table-cell/>
          <table:table-cell table:formula="of:=[.O76]/10^7" office:value-type="float" office:value="0.00000046" calcext:value-type="float">
            <text:p>0,00000046</text:p>
          </table:table-cell>
          <table:table-cell/>
          <table:table-cell office:value-type="float" office:value="1192" calcext:value-type="float">
            <text:p>1192</text:p>
          </table:table-cell>
          <table:table-cell/>
          <table:table-cell table:formula="of:=[.S76]*10^(-6)" office:value-type="float" office:value="0.001192" calcext:value-type="float">
            <text:p>0,001192</text:p>
          </table:table-cell>
          <table:table-cell/>
          <table:table-cell table:formula="of:=[.S76]-[.Q76]" office:value-type="float" office:value="1191.99999954" calcext:value-type="float">
            <text:p>1191,99999954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8" calcext:value-type="float">
            <text:p>4,8</text:p>
          </table:table-cell>
          <table:table-cell/>
          <table:table-cell table:formula="of:=[.O77]/10^7" office:value-type="float" office:value="0.00000048" calcext:value-type="float">
            <text:p>0,00000048</text:p>
          </table:table-cell>
          <table:table-cell/>
          <table:table-cell office:value-type="float" office:value="2560" calcext:value-type="float">
            <text:p>2560</text:p>
          </table:table-cell>
          <table:table-cell/>
          <table:table-cell table:formula="of:=[.S77]*10^(-6)" office:value-type="float" office:value="0.00256" calcext:value-type="float">
            <text:p>0,00256</text:p>
          </table:table-cell>
          <table:table-cell/>
          <table:table-cell table:formula="of:=[.S77]-[.Q77]" office:value-type="float" office:value="2559.99999952" calcext:value-type="float">
            <text:p>2559,99999952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9" calcext:value-type="float">
            <text:p>4,9</text:p>
          </table:table-cell>
          <table:table-cell/>
          <table:table-cell table:formula="of:=[.O78]/10^7" office:value-type="float" office:value="0.00000049" calcext:value-type="float">
            <text:p>0,00000049</text:p>
          </table:table-cell>
          <table:table-cell/>
          <table:table-cell office:value-type="float" office:value="4070" calcext:value-type="float">
            <text:p>4070</text:p>
          </table:table-cell>
          <table:table-cell/>
          <table:table-cell table:formula="of:=[.S78]*10^(-6)" office:value-type="float" office:value="0.00407" calcext:value-type="float">
            <text:p>0,00407</text:p>
          </table:table-cell>
          <table:table-cell/>
          <table:table-cell table:formula="of:=[.S78]-[.Q78]" office:value-type="float" office:value="4069.99999951" calcext:value-type="float">
            <text:p>4069,99999951</text:p>
          </table:table-cell>
          <table:table-cell/>
        </table:table-row>
        <table:table-row table:style-name="ro1">
          <table:table-cell table:number-columns-repeated="14"/>
          <table:table-cell office:value-type="float" office:value="4.95" calcext:value-type="float">
            <text:p>4,95</text:p>
          </table:table-cell>
          <table:table-cell/>
          <table:table-cell table:formula="of:=[.O79]/10^7" office:value-type="float" office:value="0.000000495" calcext:value-type="float">
            <text:p>0,000000495</text:p>
          </table:table-cell>
          <table:table-cell/>
          <table:table-cell office:value-type="float" office:value="5360" calcext:value-type="float">
            <text:p>5360</text:p>
          </table:table-cell>
          <table:table-cell/>
          <table:table-cell table:formula="of:=[.S79]*10^(-6)" office:value-type="float" office:value="0.00536" calcext:value-type="float">
            <text:p>0,00536</text:p>
          </table:table-cell>
          <table:table-cell/>
          <table:table-cell table:formula="of:=[.S79]-[.Q79]" office:value-type="float" office:value="5359.999999505" calcext:value-type="float">
            <text:p>5359,99999950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" calcext:value-type="float">
            <text:p>5</text:p>
          </table:table-cell>
          <table:table-cell/>
          <table:table-cell table:formula="of:=[.O80]/10^7" office:value-type="float" office:value="0.0000005" calcext:value-type="float">
            <text:p>0,0000005</text:p>
          </table:table-cell>
          <table:table-cell/>
          <table:table-cell office:value-type="float" office:value="7670" calcext:value-type="float">
            <text:p>7670</text:p>
          </table:table-cell>
          <table:table-cell/>
          <table:table-cell table:formula="of:=[.S80]*10^(-6)" office:value-type="float" office:value="0.00767" calcext:value-type="float">
            <text:p>0,00767</text:p>
          </table:table-cell>
          <table:table-cell/>
          <table:table-cell table:formula="of:=[.S80]-[.Q80]" office:value-type="float" office:value="7669.9999995" calcext:value-type="float">
            <text:p>7669,999999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05" calcext:value-type="float">
            <text:p>5,05</text:p>
          </table:table-cell>
          <table:table-cell/>
          <table:table-cell table:formula="of:=[.O81]/10^7" office:value-type="float" office:value="0.000000505" calcext:value-type="float">
            <text:p>0,000000505</text:p>
          </table:table-cell>
          <table:table-cell/>
          <table:table-cell office:value-type="float" office:value="11810" calcext:value-type="float">
            <text:p>11810</text:p>
          </table:table-cell>
          <table:table-cell/>
          <table:table-cell table:formula="of:=[.S81]*10^(-6)" office:value-type="float" office:value="0.01181" calcext:value-type="float">
            <text:p>0,01181</text:p>
          </table:table-cell>
          <table:table-cell/>
          <table:table-cell table:formula="of:=[.S81]-[.Q81]" office:value-type="float" office:value="11809.999999495" calcext:value-type="float">
            <text:p>11809,99999949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1" calcext:value-type="float">
            <text:p>5,1</text:p>
          </table:table-cell>
          <table:table-cell/>
          <table:table-cell table:formula="of:=[.O82]/10^7" office:value-type="float" office:value="0.00000051" calcext:value-type="float">
            <text:p>0,00000051</text:p>
          </table:table-cell>
          <table:table-cell/>
          <table:table-cell office:value-type="float" office:value="19140" calcext:value-type="float">
            <text:p>19140</text:p>
          </table:table-cell>
          <table:table-cell/>
          <table:table-cell table:formula="of:=[.S82]*10^(-6)" office:value-type="float" office:value="0.01914" calcext:value-type="float">
            <text:p>0,01914</text:p>
          </table:table-cell>
          <table:table-cell/>
          <table:table-cell table:formula="of:=[.S82]-[.Q82]" office:value-type="float" office:value="19139.99999949" calcext:value-type="float">
            <text:p>19139,99999949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15" calcext:value-type="float">
            <text:p>5,15</text:p>
          </table:table-cell>
          <table:table-cell/>
          <table:table-cell table:formula="of:=[.O83]/10^7" office:value-type="float" office:value="0.000000515" calcext:value-type="float">
            <text:p>0,000000515</text:p>
          </table:table-cell>
          <table:table-cell/>
          <table:table-cell office:value-type="float" office:value="34300" calcext:value-type="float">
            <text:p>34300</text:p>
          </table:table-cell>
          <table:table-cell/>
          <table:table-cell table:formula="of:=[.S83]*10^(-6)" office:value-type="float" office:value="0.0343" calcext:value-type="float">
            <text:p>0,0343</text:p>
          </table:table-cell>
          <table:table-cell/>
          <table:table-cell table:formula="of:=[.S83]-[.Q83]" office:value-type="float" office:value="34299.999999485" calcext:value-type="float">
            <text:p>34299,999999485</text:p>
          </table:table-cell>
          <table:table-cell/>
        </table:table-row>
        <table:table-row table:style-name="ro1">
          <table:table-cell table:number-columns-repeated="14"/>
          <table:table-cell office:value-type="float" office:value="5.19" calcext:value-type="float">
            <text:p>5,19</text:p>
          </table:table-cell>
          <table:table-cell/>
          <table:table-cell table:formula="of:=[.O84]/10^7" office:value-type="float" office:value="0.000000519" calcext:value-type="float">
            <text:p>0,000000519</text:p>
          </table:table-cell>
          <table:table-cell/>
          <table:table-cell office:value-type="float" office:value="48700" calcext:value-type="float">
            <text:p>48700</text:p>
          </table:table-cell>
          <table:table-cell/>
          <table:table-cell table:formula="of:=[.S84]*10^(-6)" office:value-type="float" office:value="0.0487" calcext:value-type="float">
            <text:p>0,0487</text:p>
          </table:table-cell>
          <table:table-cell/>
          <table:table-cell table:formula="of:=[.S84]-[.Q84]" office:value-type="float" office:value="48699.999999481" calcext:value-type="float">
            <text:p>48699,999999481</text:p>
          </table:table-cell>
          <table:table-cell/>
        </table:table-row>
      </table:table>
      <table:table table:name="Aufgabe 2" table:style-name="ta1">
        <table:table-column table:style-name="co1" table:default-cell-style-name="Default"/>
        <table:table-row table:style-name="ro1">
          <table:table-cell/>
        </table:table-row>
      </table:table>
      <table:table table:name="Aufgabe 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eil 1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apazität/$\mu$F</text:p>
          </table:table-cell>
          <table:table-cell table:style-name="ce2" office:value-type="string" calcext:value-type="string">
            <text:p>Fehler/$\mu$F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pannung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5.08" calcext:value-type="float">
            <text:p>5,08</text:p>
          </table:table-cell>
          <table:table-cell/>
          <table:table-cell office:value-type="float" office:value="8.6" calcext:value-type="float">
            <text:p>8,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3.54" calcext:value-type="float">
            <text:p>3,54</text:p>
          </table:table-cell>
          <table:table-cell/>
          <table:table-cell office:value-type="float" office:value="31.3" calcext:value-type="float">
            <text:p>31,3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il 2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.01" calcext:value-type="float">
            <text:p>1,01</text:p>
          </table:table-cell>
          <table:table-cell/>
          <table:table-cell office:value-type="float" office:value="0.98" calcext:value-type="float">
            <text:p>0,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.1" calcext:value-type="float">
            <text:p>2,1</text:p>
          </table:table-cell>
          <table:table-cell/>
          <table:table-cell office:value-type="float" office:value="1.98" calcext:value-type="float">
            <text:p>1,9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.06" calcext:value-type="float">
            <text:p>3,06</text:p>
          </table:table-cell>
          <table:table-cell/>
          <table:table-cell office:value-type="float" office:value="2.97" calcext:value-type="float">
            <text:p>2,9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.02" calcext:value-type="float">
            <text:p>4,02</text:p>
          </table:table-cell>
          <table:table-cell/>
          <table:table-cell office:value-type="float" office:value="3.93" calcext:value-type="float">
            <text:p>3,9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4.72" calcext:value-type="float">
            <text:p>4,72</text:p>
          </table:table-cell>
          <table:table-cell/>
          <table:table-cell office:value-type="float" office:value="4.87" calcext:value-type="float">
            <text:p>4,8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4.96" calcext:value-type="float">
            <text:p>4,96</text:p>
          </table:table-cell>
          <table:table-cell/>
          <table:table-cell office:value-type="float" office:value="5.83" calcext:value-type="float">
            <text:p>5,8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5.03" calcext:value-type="float">
            <text:p>5,03</text:p>
          </table:table-cell>
          <table:table-cell/>
          <table:table-cell office:value-type="float" office:value="6.74" calcext:value-type="float">
            <text:p>6,7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5.08" calcext:value-type="float">
            <text:p>5,08</text:p>
          </table:table-cell>
          <table:table-cell/>
          <table:table-cell office:value-type="float" office:value="7.52" calcext:value-type="float">
            <text:p>7,5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5.1" calcext:value-type="float">
            <text:p>5,1</text:p>
          </table:table-cell>
          <table:table-cell/>
          <table:table-cell office:value-type="float" office:value="8.08" calcext:value-type="float">
            <text:p>8,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5.12" calcext:value-type="float">
            <text:p>5,12</text:p>
          </table:table-cell>
          <table:table-cell/>
          <table:table-cell office:value-type="float" office:value="8.31" calcext:value-type="float">
            <text:p>8,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5.14" calcext:value-type="float">
            <text:p>5,14</text:p>
          </table:table-cell>
          <table:table-cell/>
          <table:table-cell office:value-type="float" office:value="8.48" calcext:value-type="float">
            <text:p>8,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5.16" calcext:value-type="float">
            <text:p>5,16</text:p>
          </table:table-cell>
          <table:table-cell/>
          <table:table-cell office:value-type="float" office:value="8.57" calcext:value-type="float">
            <text:p>8,57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eil 3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U_ein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us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A</text:p>
          </table:table-cell>
          <table:table-cell office:value-type="string" calcext:value-type="string">
            <text:p>Fehler/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0.34" calcext:value-type="float">
            <text:p>0,34</text:p>
          </table:table-cell>
          <table:table-cell/>
          <table:table-cell office:value-type="float" office:value="0.07" calcext:value-type="float">
            <text:p>0,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.15" calcext:value-type="float">
            <text:p>1,15</text:p>
          </table:table-cell>
          <table:table-cell/>
          <table:table-cell office:value-type="float" office:value="0.024" calcext:value-type="float">
            <text:p>0,0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2.02" calcext:value-type="float">
            <text:p>2,02</text:p>
          </table:table-cell>
          <table:table-cell/>
          <table:table-cell office:value-type="float" office:value="0.042" calcext:value-type="float">
            <text:p>0,04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2.89" calcext:value-type="float">
            <text:p>2,89</text:p>
          </table:table-cell>
          <table:table-cell/>
          <table:table-cell office:value-type="float" office:value="0.06" calcext:value-type="float">
            <text:p>0,0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3.56" calcext:value-type="float">
            <text:p>3,56</text:p>
          </table:table-cell>
          <table:table-cell/>
          <table:table-cell office:value-type="float" office:value="0.075" calcext:value-type="float">
            <text:p>0,07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3.97" calcext:value-type="float">
            <text:p>3,97</text:p>
          </table:table-cell>
          <table:table-cell/>
          <table:table-cell office:value-type="float" office:value="0.083" calcext:value-type="float">
            <text:p>0,08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4.15" calcext:value-type="float">
            <text:p>4,15</text:p>
          </table:table-cell>
          <table:table-cell/>
          <table:table-cell office:value-type="float" office:value="0.87" calcext:value-type="float">
            <text:p>0,8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.23" calcext:value-type="float">
            <text:p>4,23</text:p>
          </table:table-cell>
          <table:table-cell/>
          <table:table-cell office:value-type="float" office:value="0.089" calcext:value-type="float">
            <text:p>0,089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4.28" calcext:value-type="float">
            <text:p>4,28</text:p>
          </table:table-cell>
          <table:table-cell/>
          <table:table-cell office:value-type="float" office:value="0.09" calcext:value-type="float">
            <text:p>0,0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4.32" calcext:value-type="float">
            <text:p>4,32</text:p>
          </table:table-cell>
          <table:table-cell/>
          <table:table-cell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4.35" calcext:value-type="float">
            <text:p>4,35</text:p>
          </table:table-cell>
          <table:table-cell/>
          <table:table-cell office:value-type="float" office:value="0.91" calcext:value-type="float">
            <text:p>0,9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4.37" calcext:value-type="float">
            <text:p>4,37</text:p>
          </table:table-cell>
          <table:table-cell/>
          <table:table-cell office:value-type="float" office:value="0.092" calcext:value-type="float">
            <text:p>0,092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Teil 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st</text:p>
          </table:table-cell>
          <table:table-cell office:value-type="string" calcext:value-type="string">
            <text:p>U_e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U_a/V</text:p>
          </table:table-cell>
          <table:table-cell office:value-type="string" calcext:value-type="string">
            <text:p>Fehler/V</text:p>
          </table:table-cell>
          <table:table-cell office:value-type="string" calcext:value-type="string">
            <text:p>Strom/mA</text:p>
          </table:table-cell>
          <table:table-cell office:value-type="string" calcext:value-type="string">
            <text:p>Fehler/A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,0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81" calcext:value-type="float">
            <text:p>1,81</text:p>
          </table:table-cell>
          <table:table-cell/>
          <table:table-cell office:value-type="float" office:value="3.28" calcext:value-type="float">
            <text:p>3,28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81" calcext:value-type="float">
            <text:p>2,81</text:p>
          </table:table-cell>
          <table:table-cell/>
          <table:table-cell office:value-type="float" office:value="5.08" calcext:value-type="float">
            <text:p>5,0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77" calcext:value-type="float">
            <text:p>3,77</text:p>
          </table:table-cell>
          <table:table-cell/>
          <table:table-cell office:value-type="float" office:value="6.82" calcext:value-type="float">
            <text:p>6,8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.72" calcext:value-type="float">
            <text:p>4,72</text:p>
          </table:table-cell>
          <table:table-cell/>
          <table:table-cell office:value-type="float" office:value="8.53" calcext:value-type="float">
            <text:p>8,5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.94" calcext:value-type="float">
            <text:p>4,94</text:p>
          </table:table-cell>
          <table:table-cell/>
          <table:table-cell office:value-type="float" office:value="8.94" calcext:value-type="float">
            <text:p>8,9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Max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72" calcext:value-type="float">
            <text:p>1,72</text:p>
          </table:table-cell>
          <table:table-cell/>
          <table:table-cell office:value-type="float" office:value="35.7" calcext:value-type="float">
            <text:p>35,7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.68" calcext:value-type="float">
            <text:p>2,68</text:p>
          </table:table-cell>
          <table:table-cell/>
          <table:table-cell office:value-type="float" office:value="55.6" calcext:value-type="float">
            <text:p>55,6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.66" calcext:value-type="float">
            <text:p>3,66</text:p>
          </table:table-cell>
          <table:table-cell/>
          <table:table-cell office:value-type="float" office:value="76.1" calcext:value-type="float">
            <text:p>76,1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4.6" calcext:value-type="float">
            <text:p>4,6</text:p>
          </table:table-cell>
          <table:table-cell/>
          <table:table-cell office:value-type="float" office:value="95.8" calcext:value-type="float">
            <text:p>95,8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4.93" calcext:value-type="float">
            <text:p>4,93</text:p>
          </table:table-cell>
          <table:table-cell/>
          <table:table-cell office:value-type="float" office:value="102.6" calcext:value-type="float">
            <text:p>102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5">00.00.0000</text:date>, <text:time style:data-style-name="N2" text:time-value="15:17:21.02734934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derik </meta:initial-creator>
    <meta:creation-date>2014-11-05T14:48:43.717678909</meta:creation-date>
    <dc:date>2014-11-05T18:57:19.793390613</dc:date>
    <dc:creator>frederik </dc:creator>
    <meta:editing-duration>PT3H22M1S</meta:editing-duration>
    <meta:editing-cycles>309</meta:editing-cycles>
    <meta:generator>LibreOffice/4.2.6.3$Linux_x86 LibreOffice_project/420m0$Build-3</meta:generator>
    <meta:document-statistic meta:table-count="3" meta:cell-count="943" meta:object-count="0"/>
  </office:meta>
</office:document-meta>
</file>